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603920" table:style-name="ce5">
            <text:p>7.603.920</text:p>
          </table:table-cell>
          <table:table-cell office:value-type="float" office:value="1305500" table:style-name="ce5">
            <text:p>1.305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1240670" table:style-name="ce6">
            <text:p>11.240.670</text:p>
          </table:table-cell>
          <table:table-cell office:value-type="float" office:value="10879796" table:style-name="ce6">
            <text:p>10.879.796</text:p>
          </table:table-cell>
          <table:table-cell office:value-type="percentage" office:value="0.96789568593331177" table:style-name="ce7">
            <text:p>96,8%</text:p>
          </table:table-cell>
          <table:table-cell office:value-type="float" office:value="6161468" table:style-name="ce5">
            <text:p>6.161.468</text:p>
          </table:table-cell>
          <table:table-cell office:value-type="float" office:value="5021950" table:style-name="ce5">
            <text:p>5.021.950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267425" table:style-name="ce5">
            <text:p>1.267.425</text:p>
          </table:table-cell>
          <table:table-cell office:value-type="float" office:value="179500" table:style-name="ce5">
            <text:p>179.5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797325" table:style-name="ce6">
            <text:p>1.797.325</text:p>
          </table:table-cell>
          <table:table-cell office:value-type="float" office:value="1740644" table:style-name="ce6">
            <text:p>1.740.644</text:p>
          </table:table-cell>
          <table:table-cell office:value-type="percentage" office:value="0.96846368909351399" table:style-name="ce7">
            <text:p>96,8%</text:p>
          </table:table-cell>
          <table:table-cell office:value-type="float" office:value="971077" table:style-name="ce5">
            <text:p>971.077</text:p>
          </table:table-cell>
          <table:table-cell office:value-type="float" office:value="865579" table:style-name="ce5">
            <text:p>865.579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50395" table:style-name="ce5">
            <text:p>1.050.395</text:p>
          </table:table-cell>
          <table:table-cell office:value-type="float" office:value="143200" table:style-name="ce5">
            <text:p>143.2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479195" table:style-name="ce6">
            <text:p>1.479.195</text:p>
          </table:table-cell>
          <table:table-cell office:value-type="float" office:value="1474416" table:style-name="ce6">
            <text:p>1.474.416</text:p>
          </table:table-cell>
          <table:table-cell office:value-type="percentage" office:value="0.9967691886465273" table:style-name="ce7">
            <text:p>99,7%</text:p>
          </table:table-cell>
          <table:table-cell office:value-type="float" office:value="808708" table:style-name="ce5">
            <text:p>808.708</text:p>
          </table:table-cell>
          <table:table-cell office:value-type="float" office:value="713983" table:style-name="ce5">
            <text:p>713.983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015920" table:style-name="ce5">
            <text:p>1.015.920</text:p>
          </table:table-cell>
          <table:table-cell office:value-type="float" office:value="222200" table:style-name="ce5">
            <text:p>222.2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556920" table:style-name="ce6">
            <text:p>1.556.920</text:p>
          </table:table-cell>
          <table:table-cell office:value-type="float" office:value="1401270" table:style-name="ce6">
            <text:p>1.401.270</text:p>
          </table:table-cell>
          <table:table-cell office:value-type="percentage" office:value="0.90002697633789785" table:style-name="ce7">
            <text:p>90,0%</text:p>
          </table:table-cell>
          <table:table-cell office:value-type="float" office:value="792890" table:style-name="ce5">
            <text:p>792.890</text:p>
          </table:table-cell>
          <table:table-cell office:value-type="float" office:value="688070" table:style-name="ce5">
            <text:p>688.070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890690" table:style-name="ce5">
            <text:p>1.890.690</text:p>
          </table:table-cell>
          <table:table-cell office:value-type="float" office:value="370400" table:style-name="ce5">
            <text:p>370.4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2898440" table:style-name="ce6">
            <text:p>2.898.440</text:p>
          </table:table-cell>
          <table:table-cell office:value-type="float" office:value="2703242" table:style-name="ce6">
            <text:p>2.703.242</text:p>
          </table:table-cell>
          <table:table-cell office:value-type="percentage" office:value="0.93265411738728421" table:style-name="ce7">
            <text:p>93,3%</text:p>
          </table:table-cell>
          <table:table-cell office:value-type="float" office:value="1557388" table:style-name="ce5">
            <text:p>1.557.388</text:p>
          </table:table-cell>
          <table:table-cell office:value-type="float" office:value="1285872" table:style-name="ce5">
            <text:p>1.285.872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58825" table:style-name="ce5">
            <text:p>558.825</text:p>
          </table:table-cell>
          <table:table-cell office:value-type="float" office:value="78400" table:style-name="ce5">
            <text:p>78.4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92375" table:style-name="ce6">
            <text:p>792.375</text:p>
          </table:table-cell>
          <table:table-cell office:value-type="float" office:value="750290" table:style-name="ce6">
            <text:p>750.290</text:p>
          </table:table-cell>
          <table:table-cell office:value-type="percentage" office:value="0.94688752169111845" table:style-name="ce7">
            <text:p>94,7%</text:p>
          </table:table-cell>
          <table:table-cell office:value-type="float" office:value="415579" table:style-name="ce5">
            <text:p>415.579</text:p>
          </table:table-cell>
          <table:table-cell office:value-type="float" office:value="363948" table:style-name="ce5">
            <text:p>363.948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461395" table:style-name="ce5">
            <text:p>2.461.395</text:p>
          </table:table-cell>
          <table:table-cell office:value-type="float" office:value="344800" table:style-name="ce5">
            <text:p>344.8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433445" table:style-name="ce6">
            <text:p>3.433.445</text:p>
          </table:table-cell>
          <table:table-cell office:value-type="float" office:value="3263485" table:style-name="ce6">
            <text:p>3.263.485</text:p>
          </table:table-cell>
          <table:table-cell office:value-type="percentage" office:value="0.95049869737246406" table:style-name="ce7">
            <text:p>95,0%</text:p>
          </table:table-cell>
          <table:table-cell office:value-type="float" office:value="1824014" table:style-name="ce5">
            <text:p>1.824.014</text:p>
          </table:table-cell>
          <table:table-cell office:value-type="float" office:value="1609970" table:style-name="ce5">
            <text:p>1.609.970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901115" table:style-name="ce5">
            <text:p>1.901.115</text:p>
          </table:table-cell>
          <table:table-cell office:value-type="float" office:value="282900" table:style-name="ce5">
            <text:p>282.9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746290" table:style-name="ce6">
            <text:p>2.746.290</text:p>
          </table:table-cell>
          <table:table-cell office:value-type="float" office:value="2593490" table:style-name="ce6">
            <text:p>2.593.490</text:p>
          </table:table-cell>
          <table:table-cell office:value-type="percentage" office:value="0.94436130197466395" table:style-name="ce7">
            <text:p>94,4%</text:p>
          </table:table-cell>
          <table:table-cell office:value-type="float" office:value="1463501" table:style-name="ce5">
            <text:p>1.463.501</text:p>
          </table:table-cell>
          <table:table-cell office:value-type="float" office:value="1204861" table:style-name="ce5">
            <text:p>1.204.861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7104860" table:style-name="ce5">
            <text:p>7.104.860</text:p>
          </table:table-cell>
          <table:table-cell office:value-type="float" office:value="1128200" table:style-name="ce5">
            <text:p>1.128.2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0370660" table:style-name="ce6">
            <text:p>10.370.660</text:p>
          </table:table-cell>
          <table:table-cell office:value-type="float" office:value="9526354" table:style-name="ce6">
            <text:p>9.526.354</text:p>
          </table:table-cell>
          <table:table-cell office:value-type="percentage" office:value="0.91858705231875315" table:style-name="ce7">
            <text:p>91,9%</text:p>
          </table:table-cell>
          <table:table-cell office:value-type="float" office:value="5391091" table:style-name="ce5">
            <text:p>5.391.091</text:p>
          </table:table-cell>
          <table:table-cell office:value-type="float" office:value="4650889" table:style-name="ce5">
            <text:p>4.650.889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600630" table:style-name="ce5">
            <text:p>4.600.630</text:p>
          </table:table-cell>
          <table:table-cell office:value-type="float" office:value="731500" table:style-name="ce5">
            <text:p>731.5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6546180" table:style-name="ce6">
            <text:p>6.546.180</text:p>
          </table:table-cell>
          <table:table-cell office:value-type="float" office:value="6271436" table:style-name="ce6">
            <text:p>6.271.436</text:p>
          </table:table-cell>
          <table:table-cell office:value-type="percentage" office:value="0.95802987391119709" table:style-name="ce7">
            <text:p>95,8%</text:p>
          </table:table-cell>
          <table:table-cell office:value-type="float" office:value="3598369" table:style-name="ce5">
            <text:p>3.598.369</text:p>
          </table:table-cell>
          <table:table-cell office:value-type="float" office:value="3029731" table:style-name="ce5">
            <text:p>3.029.731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017395" table:style-name="ce5">
            <text:p>1.017.395</text:p>
          </table:table-cell>
          <table:table-cell office:value-type="float" office:value="141700" table:style-name="ce5">
            <text:p>141.7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438845" table:style-name="ce6">
            <text:p>1.438.845</text:p>
          </table:table-cell>
          <table:table-cell office:value-type="float" office:value="1446327" table:style-name="ce6">
            <text:p>1.446.327</text:p>
          </table:table-cell>
          <table:table-cell office:value-type="percentage" office:value="1.0052000041700113" table:style-name="ce7">
            <text:p>100,5%</text:p>
          </table:table-cell>
          <table:table-cell office:value-type="float" office:value="800386" table:style-name="ce5">
            <text:p>800.386</text:p>
          </table:table-cell>
          <table:table-cell office:value-type="float" office:value="717755" table:style-name="ce5">
            <text:p>717.755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689945" table:style-name="ce5">
            <text:p>2.689.945</text:p>
          </table:table-cell>
          <table:table-cell office:value-type="float" office:value="368300" table:style-name="ce5">
            <text:p>368.3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785445" table:style-name="ce6">
            <text:p>3.785.445</text:p>
          </table:table-cell>
          <table:table-cell office:value-type="float" office:value="3718011" table:style-name="ce6">
            <text:p>3.718.011</text:p>
          </table:table-cell>
          <table:table-cell office:value-type="percentage" office:value="0.98218597813467112" table:style-name="ce7">
            <text:p>98,2%</text:p>
          </table:table-cell>
          <table:table-cell office:value-type="float" office:value="2076698" table:style-name="ce5">
            <text:p>2.076.698</text:p>
          </table:table-cell>
          <table:table-cell office:value-type="float" office:value="1808249" table:style-name="ce5">
            <text:p>1.808.249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07775" table:style-name="ce5">
            <text:p>307.775</text:p>
          </table:table-cell>
          <table:table-cell office:value-type="float" office:value="43100" table:style-name="ce5">
            <text:p>43.1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27475" table:style-name="ce6">
            <text:p>427.475</text:p>
          </table:table-cell>
          <table:table-cell office:value-type="float" office:value="399384" table:style-name="ce6">
            <text:p>399.384</text:p>
          </table:table-cell>
          <table:table-cell office:value-type="percentage" office:value="0.93428621556816183" table:style-name="ce7">
            <text:p>93,4%</text:p>
          </table:table-cell>
          <table:table-cell office:value-type="float" office:value="229267" table:style-name="ce5">
            <text:p>229.267</text:p>
          </table:table-cell>
          <table:table-cell office:value-type="float" office:value="198095" table:style-name="ce5">
            <text:p>198.095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6178689" table:style-name="ce5">
            <text:p>6.178.689</text:p>
          </table:table-cell>
          <table:table-cell office:value-type="float" office:value="1067600" table:style-name="ce5">
            <text:p>1.067.6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8937139" table:style-name="ce6">
            <text:p>8.937.139</text:p>
          </table:table-cell>
          <table:table-cell office:value-type="float" office:value="8343215" table:style-name="ce6">
            <text:p>8.343.215</text:p>
          </table:table-cell>
          <table:table-cell office:value-type="percentage" office:value="0.93354428078157903" table:style-name="ce7">
            <text:p>93,4%</text:p>
          </table:table-cell>
          <table:table-cell office:value-type="float" office:value="4759530" table:style-name="ce5">
            <text:p>4.759.530</text:p>
          </table:table-cell>
          <table:table-cell office:value-type="float" office:value="4179186" table:style-name="ce5">
            <text:p>4.179.186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377815" table:style-name="ce5">
            <text:p>1.377.815</text:p>
          </table:table-cell>
          <table:table-cell office:value-type="float" office:value="246000" table:style-name="ce5">
            <text:p>246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971815" table:style-name="ce6">
            <text:p>1.971.815</text:p>
          </table:table-cell>
          <table:table-cell office:value-type="float" office:value="1859224" table:style-name="ce6">
            <text:p>1.859.224</text:p>
          </table:table-cell>
          <table:table-cell office:value-type="percentage" office:value="0.94289981565207692" table:style-name="ce7">
            <text:p>94,3%</text:p>
          </table:table-cell>
          <table:table-cell office:value-type="float" office:value="1084173" table:style-name="ce5">
            <text:p>1.084.173</text:p>
          </table:table-cell>
          <table:table-cell office:value-type="float" office:value="838464" table:style-name="ce5">
            <text:p>838.464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11475" table:style-name="ce5">
            <text:p>611.475</text:p>
          </table:table-cell>
          <table:table-cell office:value-type="float" office:value="98000" table:style-name="ce5">
            <text:p>98.0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887925" table:style-name="ce6">
            <text:p>887.925</text:p>
          </table:table-cell>
          <table:table-cell office:value-type="float" office:value="846241" table:style-name="ce6">
            <text:p>846.241</text:p>
          </table:table-cell>
          <table:table-cell office:value-type="percentage" office:value="0.95305459357490774" table:style-name="ce7">
            <text:p>95,3%</text:p>
          </table:table-cell>
          <table:table-cell office:value-type="float" office:value="472326" table:style-name="ce5">
            <text:p>472.326</text:p>
          </table:table-cell>
          <table:table-cell office:value-type="float" office:value="422311" table:style-name="ce5">
            <text:p>422.311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092950" table:style-name="ce5">
            <text:p>2.092.950</text:p>
          </table:table-cell>
          <table:table-cell office:value-type="float" office:value="301700" table:style-name="ce5">
            <text:p>301.700</text:p>
          </table:table-cell>
          <table:table-cell office:value-type="float" office:value="549600" table:style-name="ce5">
            <text:p>549.600</text:p>
          </table:table-cell>
          <table:table-cell office:value-type="float" office:value="110850" table:style-name="ce5">
            <text:p>110.850</text:p>
          </table:table-cell>
          <table:table-cell office:value-type="float" office:value="3055100" table:style-name="ce6">
            <text:p>3.055.100</text:p>
          </table:table-cell>
          <table:table-cell office:value-type="float" office:value="2872749" table:style-name="ce6">
            <text:p>2.872.749</text:p>
          </table:table-cell>
          <table:table-cell office:value-type="percentage" office:value="0.94031259205917972" table:style-name="ce7">
            <text:p>94,0%</text:p>
          </table:table-cell>
          <table:table-cell office:value-type="float" office:value="1590360" table:style-name="ce5">
            <text:p>1.590.360</text:p>
          </table:table-cell>
          <table:table-cell office:value-type="float" office:value="1445424" table:style-name="ce5">
            <text:p>1.445.424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76860" table:style-name="ce5">
            <text:p>76.860</text:p>
          </table:table-cell>
          <table:table-cell office:value-type="float" office:value="16700" table:style-name="ce5">
            <text:p>16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15810" table:style-name="ce6">
            <text:p>115.810</text:p>
          </table:table-cell>
          <table:table-cell office:value-type="float" office:value="97108" table:style-name="ce6">
            <text:p>97.108</text:p>
          </table:table-cell>
          <table:table-cell office:value-type="percentage" office:value="0.83851135480528449" table:style-name="ce7">
            <text:p>83,9%</text:p>
          </table:table-cell>
          <table:table-cell office:value-type="float" office:value="54187" table:style-name="ce5">
            <text:p>54.187</text:p>
          </table:table-cell>
          <table:table-cell office:value-type="float" office:value="48787" table:style-name="ce5">
            <text:p>48.787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78030" table:style-name="ce5">
            <text:p>78.030</text:p>
          </table:table-cell>
          <table:table-cell office:value-type="float" office:value="16500" table:style-name="ce5">
            <text:p>16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15380" table:style-name="ce6">
            <text:p>115.380</text:p>
          </table:table-cell>
          <table:table-cell office:value-type="float" office:value="89992" table:style-name="ce6">
            <text:p>89.992</text:p>
          </table:table-cell>
          <table:table-cell office:value-type="percentage" office:value="0.7799618651412723" table:style-name="ce7">
            <text:p>78,0%</text:p>
          </table:table-cell>
          <table:table-cell office:value-type="float" office:value="51390" table:style-name="ce5">
            <text:p>51.390</text:p>
          </table:table-cell>
          <table:table-cell office:value-type="float" office:value="46364" table:style-name="ce5">
            <text:p>46.364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8665" table:style-name="ce6">
            <text:p>168.665</text:p>
          </table:table-cell>
          <table:table-cell office:value-type="percentage" office:value="0.78974846418939171" table:style-name="ce7">
            <text:p>79,0%</text:p>
          </table:table-cell>
          <table:table-cell office:value-type="float" office:value="90955" table:style-name="ce5">
            <text:p>90.955</text:p>
          </table:table-cell>
          <table:table-cell office:value-type="float" office:value="78893" table:style-name="ce5">
            <text:p>78.893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435" table:style-name="ce6">
            <text:p>4.435</text:p>
          </table:table-cell>
          <table:table-cell office:value-type="percentage" office:value="0.64368650217706824" table:style-name="ce7">
            <text:p>64,4%</text:p>
          </table:table-cell>
          <table:table-cell office:value-type="float" office:value="3404" table:style-name="ce5">
            <text:p>3.404</text:p>
          </table:table-cell>
          <table:table-cell office:value-type="float" office:value="2895" table:style-name="ce5">
            <text:p>2.895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3935477" table:style-name="ce11">
            <text:p>43.935.477</text:p>
          </table:table-cell>
          <table:table-cell office:value-type="float" office:value="7148680" table:style-name="ce12">
            <text:p>7.148.680</text:p>
          </table:table-cell>
          <table:table-cell office:value-type="float" office:value="10084400" table:style-name="ce13">
            <text:p>10.084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3816892" table:style-name="ce15">
            <text:p>63.816.892</text:p>
          </table:table-cell>
          <table:table-cell office:value-type="float" office:value="60449774" table:style-name="ce15">
            <text:p>60.449.774</text:p>
          </table:table-cell>
          <table:table-cell office:value-type="percentage" office:value="0.94723782537074985" table:style-name="ce16">
            <text:p>94,7%</text:p>
          </table:table-cell>
          <table:table-cell office:value-type="float" office:value="34196761" table:style-name="ce15">
            <text:p>34.196.761</text:p>
          </table:table-cell>
          <table:table-cell office:value-type="float" office:value="29221276" table:style-name="ce15">
            <text:p>29.221.276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70607" table:style-name="ce23">
            <text:p>4.370.607</text:p>
          </table:table-cell>
          <table:table-cell office:value-type="percentage" office:value="0.94393910041058893" table:style-name="ce24">
            <text:p>94,4%</text:p>
          </table:table-cell>
          <table:table-cell office:value-type="float" office:value="4162033" table:style-name="ce23">
            <text:p>4.162.033</text:p>
          </table:table-cell>
          <table:table-cell office:value-type="percentage" office:value="0.89889246182491001" table:style-name="ce24">
            <text:p>89,9%</text:p>
          </table:table-cell>
          <table:table-cell office:value-type="date" office:date-value="2021-08-11T00:00:00" table:style-name="ce25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1042" table:style-name="ce5">
            <text:p>731.042</text:p>
          </table:table-cell>
          <table:table-cell office:value-type="percentage" office:value="0.92849830695330338" table:style-name="ce26">
            <text:p>92,8%</text:p>
          </table:table-cell>
          <table:table-cell office:value-type="float" office:value="710757" table:style-name="ce5">
            <text:p>710.757</text:p>
          </table:table-cell>
          <table:table-cell office:value-type="percentage" office:value="0.90273427676550599" table:style-name="ce26">
            <text:p>90,3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3936" table:style-name="ce5">
            <text:p>643.936</text:p>
          </table:table-cell>
          <table:table-cell office:value-type="percentage" office:value="0.952053994514796" table:style-name="ce26">
            <text:p>95,2%</text:p>
          </table:table-cell>
          <table:table-cell office:value-type="float" office:value="627552" table:style-name="ce5">
            <text:p>627.552</text:p>
          </table:table-cell>
          <table:table-cell office:value-type="percentage" office:value="0.92783038743873503" table:style-name="ce26">
            <text:p>92,8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0251" table:style-name="ce5">
            <text:p>540.251</text:p>
          </table:table-cell>
          <table:table-cell office:value-type="percentage" office:value="0.87241666639752735" table:style-name="ce26">
            <text:p>87,2%</text:p>
          </table:table-cell>
          <table:table-cell office:value-type="float" office:value="520916" table:style-name="ce5">
            <text:p>520.916</text:p>
          </table:table-cell>
          <table:table-cell office:value-type="percentage" office:value="0.84119381582474506" table:style-name="ce26">
            <text:p>84,1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78010" table:style-name="ce5">
            <text:p>1.078.010</text:p>
          </table:table-cell>
          <table:table-cell office:value-type="percentage" office:value="0.88485137015254922" table:style-name="ce26">
            <text:p>88,5%</text:p>
          </table:table-cell>
          <table:table-cell office:value-type="float" office:value="1035448" table:style-name="ce5">
            <text:p>1.035.448</text:p>
          </table:table-cell>
          <table:table-cell office:value-type="percentage" office:value="0.84991566082106551" table:style-name="ce26">
            <text:p>85,0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8935" table:style-name="ce5">
            <text:p>338.935</text:p>
          </table:table-cell>
          <table:table-cell office:value-type="percentage" office:value="0.94361974019031924" table:style-name="ce26">
            <text:p>94,4%</text:p>
          </table:table-cell>
          <table:table-cell office:value-type="float" office:value="331221" table:style-name="ce5">
            <text:p>331.221</text:p>
          </table:table-cell>
          <table:table-cell office:value-type="percentage" office:value="0.92214340202569145" table:style-name="ce26">
            <text:p>92,2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1756" table:style-name="ce5">
            <text:p>1.451.756</text:p>
          </table:table-cell>
          <table:table-cell office:value-type="percentage" office:value="0.94754595260690733" table:style-name="ce26">
            <text:p>94,8%</text:p>
          </table:table-cell>
          <table:table-cell office:value-type="float" office:value="1420858" table:style-name="ce5">
            <text:p>1.420.858</text:p>
          </table:table-cell>
          <table:table-cell office:value-type="percentage" office:value="0.92737915126863268" table:style-name="ce26">
            <text:p>92,7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1370" table:style-name="ce5">
            <text:p>1.071.370</text:p>
          </table:table-cell>
          <table:table-cell office:value-type="percentage" office:value="0.93096065247275428" table:style-name="ce26">
            <text:p>93,1%</text:p>
          </table:table-cell>
          <table:table-cell office:value-type="float" office:value="991755" table:style-name="ce5">
            <text:p>991.755</text:p>
          </table:table-cell>
          <table:table-cell office:value-type="percentage" office:value="0.86177966705537434" table:style-name="ce26">
            <text:p>86,2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01824" table:style-name="ce5">
            <text:p>3.901.824</text:p>
          </table:table-cell>
          <table:table-cell office:value-type="percentage" office:value="0.9014040775704516" table:style-name="ce26">
            <text:p>90,1%</text:p>
          </table:table-cell>
          <table:table-cell office:value-type="float" office:value="3746017" table:style-name="ce5">
            <text:p>3.746.017</text:p>
          </table:table-cell>
          <table:table-cell office:value-type="percentage" office:value="0.86540935686700138" table:style-name="ce26">
            <text:p>86,5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18169" table:style-name="ce5">
            <text:p>2.718.169</text:p>
          </table:table-cell>
          <table:table-cell office:value-type="percentage" office:value="0.937609066164248" table:style-name="ce26">
            <text:p>93,8%</text:p>
          </table:table-cell>
          <table:table-cell office:value-type="float" office:value="2649662" table:style-name="ce5">
            <text:p>2.649.662</text:p>
          </table:table-cell>
          <table:table-cell office:value-type="percentage" office:value="0.91397816451842906" table:style-name="ce26">
            <text:p>91,4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8018" table:style-name="ce5">
            <text:p>608.018</text:p>
          </table:table-cell>
          <table:table-cell office:value-type="percentage" office:value="0.97769694864670165" table:style-name="ce26">
            <text:p>97,8%</text:p>
          </table:table-cell>
          <table:table-cell office:value-type="float" office:value="596922" table:style-name="ce5">
            <text:p>596.922</text:p>
          </table:table-cell>
          <table:table-cell office:value-type="percentage" office:value="0.95985450756406299" table:style-name="ce26">
            <text:p>96,0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2174" table:style-name="ce5">
            <text:p>1.652.174</text:p>
          </table:table-cell>
          <table:table-cell office:value-type="percentage" office:value="0.96050987703629032" table:style-name="ce26">
            <text:p>96,1%</text:p>
          </table:table-cell>
          <table:table-cell office:value-type="float" office:value="1627319" table:style-name="ce5">
            <text:p>1.627.319</text:p>
          </table:table-cell>
          <table:table-cell office:value-type="percentage" office:value="0.94606014414269857" table:style-name="ce26">
            <text:p>94,6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9127" table:style-name="ce5">
            <text:p>179.127</text:p>
          </table:table-cell>
          <table:table-cell office:value-type="percentage" office:value="0.94946491325711191" table:style-name="ce26">
            <text:p>94,9%</text:p>
          </table:table-cell>
          <table:table-cell office:value-type="float" office:value="172875" table:style-name="ce5">
            <text:p>172.875</text:p>
          </table:table-cell>
          <table:table-cell office:value-type="percentage" office:value="0.91632610873471465" table:style-name="ce26">
            <text:p>91,6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60714" table:style-name="ce5">
            <text:p>3.460.714</text:p>
          </table:table-cell>
          <table:table-cell office:value-type="percentage" office:value="0.92723857802737197" table:style-name="ce26">
            <text:p>92,7%</text:p>
          </table:table-cell>
          <table:table-cell office:value-type="float" office:value="3369926" table:style-name="ce5">
            <text:p>3.369.926</text:p>
          </table:table-cell>
          <table:table-cell office:value-type="percentage" office:value="0.90291350059481068" table:style-name="ce26">
            <text:p>90,3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44528" table:style-name="ce5">
            <text:p>744.528</text:p>
          </table:table-cell>
          <table:table-cell office:value-type="percentage" office:value="0.94604265354666883" table:style-name="ce26">
            <text:p>94,6%</text:p>
          </table:table-cell>
          <table:table-cell office:value-type="float" office:value="691792" table:style-name="ce5">
            <text:p>691.792</text:p>
          </table:table-cell>
          <table:table-cell office:value-type="percentage" office:value="0.87903307784577223" table:style-name="ce26">
            <text:p>87,9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0004" table:style-name="ce5">
            <text:p>350.004</text:p>
          </table:table-cell>
          <table:table-cell office:value-type="percentage" office:value="0.93210616301551541" table:style-name="ce26">
            <text:p>93,2%</text:p>
          </table:table-cell>
          <table:table-cell office:value-type="float" office:value="342138" table:style-name="ce5">
            <text:p>342.138</text:p>
          </table:table-cell>
          <table:table-cell office:value-type="percentage" office:value="0.91115798219963884" table:style-name="ce26">
            <text:p>91,1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67662" table:style-name="ce5">
            <text:p>1.267.662</text:p>
          </table:table-cell>
          <table:table-cell office:value-type="percentage" office:value="0.93674681879313659" table:style-name="ce26">
            <text:p>93,7%</text:p>
          </table:table-cell>
          <table:table-cell office:value-type="float" office:value="1246975" table:style-name="ce5">
            <text:p>1.246.975</text:p>
          </table:table-cell>
          <table:table-cell office:value-type="percentage" office:value="0.92146002985383446" table:style-name="ce26">
            <text:p>92,1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037" table:style-name="ce5">
            <text:p>34.037</text:p>
          </table:table-cell>
          <table:table-cell office:value-type="percentage" office:value="0.87323618451434137" table:style-name="ce26">
            <text:p>87,3%</text:p>
          </table:table-cell>
          <table:table-cell office:value-type="float" office:value="32834" table:style-name="ce5">
            <text:p>32.834</text:p>
          </table:table-cell>
          <table:table-cell office:value-type="percentage" office:value="0.842372620452563" table:style-name="ce26">
            <text:p>84,2%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076" table:style-name="ce5">
            <text:p>31.076</text:p>
          </table:table-cell>
          <table:table-cell office:value-type="percentage" office:value="0.83481531229012762" table:style-name="ce26">
            <text:p>83,5%</text:p>
          </table:table-cell>
          <table:table-cell office:value-type="float" office:value="30191" table:style-name="ce5">
            <text:p>30.191</text:p>
          </table:table-cell>
          <table:table-cell office:value-type="percentage" office:value="0.81104096709200801" table:style-name="ce26">
            <text:p>81,1%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792" table:style-name="ce5">
            <text:p>34.792</text:p>
          </table:table-cell>
          <table:table-cell office:value-type="string" table:style-name="ce26">
            <text:p>-</text:p>
          </table:table-cell>
          <table:table-cell office:value-type="float" office:value="31473" table:style-name="ce5">
            <text:p>31.473</text:p>
          </table:table-cell>
          <table:table-cell office:value-type="string" table:style-name="ce26">
            <text:p>-</text:p>
          </table:table-cell>
          <table:table-cell office:value-type="date" office:date-value="2021-08-11T00:00:00" table:style-name="ce8">
            <text:p>1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480" table:style-name="ce5">
            <text:p>1.480</text:p>
          </table:table-cell>
          <table:table-cell office:value-type="string" table:style-name="ce26">
            <text:p>-</text:p>
          </table:table-cell>
          <table:table-cell office:value-type="float" office:value="1359" table:style-name="ce5">
            <text:p>1.359</text:p>
          </table:table-cell>
          <table:table-cell office:value-type="string" table:style-name="ce26">
            <text:p>-</text:p>
          </table:table-cell>
          <table:table-cell office:value-type="date" office:date-value="2021-08-10T00:00:00" table:style-name="ce8">
            <text:p>1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209512" table:style-name="ce15">
            <text:p>25.209.512</text:p>
          </table:table-cell>
          <table:table-cell office:value-type="percentage" office:value="0.93174972976517156" table:style-name="ce16">
            <text:p>93,2%</text:p>
          </table:table-cell>
          <table:table-cell office:value-type="float" office:value="24340023" table:style-name="ce15">
            <text:p>24.340.023</text:p>
          </table:table-cell>
          <table:table-cell office:value-type="percentage" office:value="0.89961320364821273" table:style-name="ce16">
            <text:p>90,0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855" table:style-name="ce35">
            <text:p>432.855</text:p>
          </table:table-cell>
          <table:table-cell office:value-type="percentage" office:value="1" table:style-name="ce36">
            <text:p>100,0%</text:p>
          </table:table-cell>
          <table:table-cell office:value-type="float" office:value="650920" table:style-name="ce35">
            <text:p>650.920</text:p>
          </table:table-cell>
          <table:table-cell office:value-type="percentage" office:value="1" table:style-name="ce36">
            <text:p>100,0%</text:p>
          </table:table-cell>
          <table:table-cell office:value-type="float" office:value="913361" table:style-name="ce35">
            <text:p>913.361</text:p>
          </table:table-cell>
          <table:table-cell office:value-type="percentage" office:value="0.99695900330405496" table:style-name="ce36">
            <text:p>99,7%</text:p>
          </table:table-cell>
          <table:table-cell office:value-type="float" office:value="1182860" table:style-name="ce35">
            <text:p>1.182.860</text:p>
          </table:table-cell>
          <table:table-cell office:value-type="percentage" office:value="0.93505167107897813" table:style-name="ce36">
            <text:p>93,5%</text:p>
          </table:table-cell>
          <table:table-cell office:value-type="float" office:value="1190611" table:style-name="ce35">
            <text:p>1.190.611</text:p>
          </table:table-cell>
          <table:table-cell office:value-type="percentage" office:value="0.8595761792892137" table:style-name="ce36">
            <text:p>86,0%</text:p>
          </table:table-cell>
          <table:table-cell office:value-type="float" office:value="840265" table:style-name="ce35">
            <text:p>840.265</text:p>
          </table:table-cell>
          <table:table-cell office:value-type="percentage" office:value="0.73693428531586536" table:style-name="ce36">
            <text:p>73,7%</text:p>
          </table:table-cell>
          <table:table-cell office:value-type="float" office:value="630338" table:style-name="ce35">
            <text:p>630.338</text:p>
          </table:table-cell>
          <table:table-cell office:value-type="percentage" office:value="0.67875202439612692" table:style-name="ce36">
            <text:p>67,9%</text:p>
          </table:table-cell>
          <table:table-cell office:value-type="float" office:value="320258" table:style-name="ce35">
            <text:p>320.258</text:p>
          </table:table-cell>
          <table:table-cell office:value-type="percentage" office:value="0.42536196369538337" table:style-name="ce36">
            <text:p>42,5%</text:p>
          </table:table-cell>
          <table:table-cell office:value-type="float" office:value="6161468" table:style-name="ce35">
            <text:p>6.161.468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2682349310082226" table:style-name="ce36">
            <text:p>8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71" table:style-name="ce38">
            <text:p>100.971</text:p>
          </table:table-cell>
          <table:table-cell office:value-type="percentage" office:value="1" table:style-name="ce39">
            <text:p>100,0%</text:p>
          </table:table-cell>
          <table:table-cell office:value-type="float" office:value="118720" table:style-name="ce38">
            <text:p>118.720</text:p>
          </table:table-cell>
          <table:table-cell office:value-type="percentage" office:value="0.99802446303223913" table:style-name="ce39">
            <text:p>99,8%</text:p>
          </table:table-cell>
          <table:table-cell office:value-type="float" office:value="152024" table:style-name="ce38">
            <text:p>152.024</text:p>
          </table:table-cell>
          <table:table-cell office:value-type="percentage" office:value="0.9722255974726125" table:style-name="ce39">
            <text:p>97,2%</text:p>
          </table:table-cell>
          <table:table-cell office:value-type="float" office:value="180460" table:style-name="ce38">
            <text:p>180.460</text:p>
          </table:table-cell>
          <table:table-cell office:value-type="percentage" office:value="0.91019135908325177" table:style-name="ce39">
            <text:p>91,0%</text:p>
          </table:table-cell>
          <table:table-cell office:value-type="float" office:value="178867" table:style-name="ce38">
            <text:p>178.867</text:p>
          </table:table-cell>
          <table:table-cell office:value-type="percentage" office:value="0.83216015408736266" table:style-name="ce39">
            <text:p>83,2%</text:p>
          </table:table-cell>
          <table:table-cell office:value-type="float" office:value="112340" table:style-name="ce38">
            <text:p>112.340</text:p>
          </table:table-cell>
          <table:table-cell office:value-type="percentage" office:value="0.68380750642172794" table:style-name="ce39">
            <text:p>68,4%</text:p>
          </table:table-cell>
          <table:table-cell office:value-type="float" office:value="85316" table:style-name="ce38">
            <text:p>85.316</text:p>
          </table:table-cell>
          <table:table-cell office:value-type="percentage" office:value="0.65425878635900037" table:style-name="ce39">
            <text:p>65,4%</text:p>
          </table:table-cell>
          <table:table-cell office:value-type="float" office:value="42379" table:style-name="ce38">
            <text:p>42.379</text:p>
          </table:table-cell>
          <table:table-cell office:value-type="percentage" office:value="0.41101164786779038" table:style-name="ce39">
            <text:p>41,1%</text:p>
          </table:table-cell>
          <table:table-cell office:value-type="float" office:value="971077" table:style-name="ce38">
            <text:p>971.077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1938160579310015" table:style-name="ce39">
            <text:p>8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98" table:style-name="ce38">
            <text:p>88.698</text:p>
          </table:table-cell>
          <table:table-cell office:value-type="percentage" office:value="1" table:style-name="ce39">
            <text:p>100,0%</text:p>
          </table:table-cell>
          <table:table-cell office:value-type="float" office:value="113924" table:style-name="ce38">
            <text:p>113.924</text:p>
          </table:table-cell>
          <table:table-cell office:value-type="percentage" office:value="1" table:style-name="ce39">
            <text:p>100,0%</text:p>
          </table:table-cell>
          <table:table-cell office:value-type="float" office:value="145935" table:style-name="ce38">
            <text:p>145.935</text:p>
          </table:table-cell>
          <table:table-cell office:value-type="percentage" office:value="0.97516237671397643" table:style-name="ce39">
            <text:p>97,5%</text:p>
          </table:table-cell>
          <table:table-cell office:value-type="float" office:value="149869" table:style-name="ce38">
            <text:p>149.869</text:p>
          </table:table-cell>
          <table:table-cell office:value-type="percentage" office:value="0.92144855359832767" table:style-name="ce39">
            <text:p>92,1%</text:p>
          </table:table-cell>
          <table:table-cell office:value-type="float" office:value="145510" table:style-name="ce38">
            <text:p>145.510</text:p>
          </table:table-cell>
          <table:table-cell office:value-type="percentage" office:value="0.8713538890851712" table:style-name="ce39">
            <text:p>87,1%</text:p>
          </table:table-cell>
          <table:table-cell office:value-type="float" office:value="83789" table:style-name="ce38">
            <text:p>83.789</text:p>
          </table:table-cell>
          <table:table-cell office:value-type="percentage" office:value="0.73209495766747346" table:style-name="ce39">
            <text:p>73,2%</text:p>
          </table:table-cell>
          <table:table-cell office:value-type="float" office:value="54364" table:style-name="ce38">
            <text:p>54.364</text:p>
          </table:table-cell>
          <table:table-cell office:value-type="percentage" office:value="0.68718635840780673" table:style-name="ce39">
            <text:p>68,7%</text:p>
          </table:table-cell>
          <table:table-cell office:value-type="float" office:value="26619" table:style-name="ce38">
            <text:p>26.619</text:p>
          </table:table-cell>
          <table:table-cell office:value-type="percentage" office:value="0.415921875" table:style-name="ce39">
            <text:p>41,6%</text:p>
          </table:table-cell>
          <table:table-cell office:value-type="float" office:value="808708" table:style-name="ce38">
            <text:p>808.70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6592206885548872" table:style-name="ce39">
            <text:p>8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118" table:style-name="ce38">
            <text:p>51.118</text:p>
          </table:table-cell>
          <table:table-cell office:value-type="percentage" office:value="1" table:style-name="ce39">
            <text:p>100,0%</text:p>
          </table:table-cell>
          <table:table-cell office:value-type="float" office:value="78491" table:style-name="ce38">
            <text:p>78.491</text:p>
          </table:table-cell>
          <table:table-cell office:value-type="percentage" office:value="0.97484971931044762" table:style-name="ce39">
            <text:p>97,5%</text:p>
          </table:table-cell>
          <table:table-cell office:value-type="float" office:value="107806" table:style-name="ce38">
            <text:p>107.806</text:p>
          </table:table-cell>
          <table:table-cell office:value-type="percentage" office:value="0.91960317663416669" table:style-name="ce39">
            <text:p>92,0%</text:p>
          </table:table-cell>
          <table:table-cell office:value-type="float" office:value="144855" table:style-name="ce38">
            <text:p>144.855</text:p>
          </table:table-cell>
          <table:table-cell office:value-type="percentage" office:value="0.87368890872573091" table:style-name="ce39">
            <text:p>87,4%</text:p>
          </table:table-cell>
          <table:table-cell office:value-type="float" office:value="157981" table:style-name="ce38">
            <text:p>157.981</text:p>
          </table:table-cell>
          <table:table-cell office:value-type="percentage" office:value="0.76625826979415246" table:style-name="ce39">
            <text:p>76,6%</text:p>
          </table:table-cell>
          <table:table-cell office:value-type="float" office:value="112234" table:style-name="ce38">
            <text:p>112.234</text:p>
          </table:table-cell>
          <table:table-cell office:value-type="percentage" office:value="0.6160373681986091" table:style-name="ce39">
            <text:p>61,6%</text:p>
          </table:table-cell>
          <table:table-cell office:value-type="float" office:value="82768" table:style-name="ce38">
            <text:p>82.768</text:p>
          </table:table-cell>
          <table:table-cell office:value-type="percentage" office:value="0.60002029838627824" table:style-name="ce39">
            <text:p>60,0%</text:p>
          </table:table-cell>
          <table:table-cell office:value-type="float" office:value="57637" table:style-name="ce38">
            <text:p>57.637</text:p>
          </table:table-cell>
          <table:table-cell office:value-type="percentage" office:value="0.60365521575198999" table:style-name="ce39">
            <text:p>60,4%</text:p>
          </table:table-cell>
          <table:table-cell office:value-type="float" office:value="792890" table:style-name="ce38">
            <text:p>792.890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6617575012054684" table:style-name="ce39">
            <text:p>7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392" table:style-name="ce38">
            <text:p>92.392</text:p>
          </table:table-cell>
          <table:table-cell office:value-type="percentage" office:value="1" table:style-name="ce39">
            <text:p>100,0%</text:p>
          </table:table-cell>
          <table:table-cell office:value-type="float" office:value="150049" table:style-name="ce38">
            <text:p>150.049</text:p>
          </table:table-cell>
          <table:table-cell office:value-type="percentage" office:value="0.97099611081271719" table:style-name="ce39">
            <text:p>97,1%</text:p>
          </table:table-cell>
          <table:table-cell office:value-type="float" office:value="220120" table:style-name="ce38">
            <text:p>220.120</text:p>
          </table:table-cell>
          <table:table-cell office:value-type="percentage" office:value="0.9363142939785275" table:style-name="ce39">
            <text:p>93,6%</text:p>
          </table:table-cell>
          <table:table-cell office:value-type="float" office:value="312567" table:style-name="ce38">
            <text:p>312.567</text:p>
          </table:table-cell>
          <table:table-cell office:value-type="percentage" office:value="0.8917440772355868" table:style-name="ce39">
            <text:p>89,2%</text:p>
          </table:table-cell>
          <table:table-cell office:value-type="float" office:value="302882" table:style-name="ce38">
            <text:p>302.882</text:p>
          </table:table-cell>
          <table:table-cell office:value-type="percentage" office:value="0.78077664697208726" table:style-name="ce39">
            <text:p>78,1%</text:p>
          </table:table-cell>
          <table:table-cell office:value-type="float" office:value="209809" table:style-name="ce38">
            <text:p>209.809</text:p>
          </table:table-cell>
          <table:table-cell office:value-type="percentage" office:value="0.67477020846867819" table:style-name="ce39">
            <text:p>67,5%</text:p>
          </table:table-cell>
          <table:table-cell office:value-type="float" office:value="163929" table:style-name="ce38">
            <text:p>163.929</text:p>
          </table:table-cell>
          <table:table-cell office:value-type="percentage" office:value="0.65116306782973454" table:style-name="ce39">
            <text:p>65,1%</text:p>
          </table:table-cell>
          <table:table-cell office:value-type="float" office:value="105640" table:style-name="ce38">
            <text:p>105.640</text:p>
          </table:table-cell>
          <table:table-cell office:value-type="percentage" office:value="0.58755151643242098" table:style-name="ce39">
            <text:p>58,8%</text:p>
          </table:table-cell>
          <table:table-cell office:value-type="float" office:value="1557388" table:style-name="ce38">
            <text:p>1.557.38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942720578710244" table:style-name="ce39">
            <text:p>79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14" table:style-name="ce38">
            <text:p>42.314</text:p>
          </table:table-cell>
          <table:table-cell office:value-type="percentage" office:value="1" table:style-name="ce39">
            <text:p>100,0%</text:p>
          </table:table-cell>
          <table:table-cell office:value-type="float" office:value="55876" table:style-name="ce38">
            <text:p>55.876</text:p>
          </table:table-cell>
          <table:table-cell office:value-type="percentage" office:value="1" table:style-name="ce39">
            <text:p>100,0%</text:p>
          </table:table-cell>
          <table:table-cell office:value-type="float" office:value="75476" table:style-name="ce38">
            <text:p>75.476</text:p>
          </table:table-cell>
          <table:table-cell office:value-type="percentage" office:value="0.97583554205184564" table:style-name="ce39">
            <text:p>97,6%</text:p>
          </table:table-cell>
          <table:table-cell office:value-type="float" office:value="81978" table:style-name="ce38">
            <text:p>81.978</text:p>
          </table:table-cell>
          <table:table-cell office:value-type="percentage" office:value="0.91123115913031882" table:style-name="ce39">
            <text:p>91,1%</text:p>
          </table:table-cell>
          <table:table-cell office:value-type="float" office:value="83291" table:style-name="ce38">
            <text:p>83.291</text:p>
          </table:table-cell>
          <table:table-cell office:value-type="percentage" office:value="0.85191625157258433" table:style-name="ce39">
            <text:p>85,2%</text:p>
          </table:table-cell>
          <table:table-cell office:value-type="float" office:value="47455" table:style-name="ce38">
            <text:p>47.455</text:p>
          </table:table-cell>
          <table:table-cell office:value-type="percentage" office:value="0.67337845699771548" table:style-name="ce39">
            <text:p>67,3%</text:p>
          </table:table-cell>
          <table:table-cell office:value-type="float" office:value="26497" table:style-name="ce38">
            <text:p>26.497</text:p>
          </table:table-cell>
          <table:table-cell office:value-type="percentage" office:value="0.52464112464112467" table:style-name="ce39">
            <text:p>52,5%</text:p>
          </table:table-cell>
          <table:table-cell office:value-type="float" office:value="2692" table:style-name="ce38">
            <text:p>2.692</text:p>
          </table:table-cell>
          <table:table-cell office:value-type="percentage" office:value="6.1233309828719606E-2" table:style-name="ce39">
            <text:p>6,1%</text:p>
          </table:table-cell>
          <table:table-cell office:value-type="float" office:value="415579" table:style-name="ce38">
            <text:p>415.579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9289752292860316" table:style-name="ce39">
            <text:p>7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926" table:style-name="ce38">
            <text:p>228.926</text:p>
          </table:table-cell>
          <table:table-cell office:value-type="percentage" office:value="1" table:style-name="ce39">
            <text:p>100,0%</text:p>
          </table:table-cell>
          <table:table-cell office:value-type="float" office:value="249656" table:style-name="ce38">
            <text:p>249.656</text:p>
          </table:table-cell>
          <table:table-cell office:value-type="percentage" office:value="1" table:style-name="ce39">
            <text:p>100,0%</text:p>
          </table:table-cell>
          <table:table-cell office:value-type="float" office:value="316260" table:style-name="ce38">
            <text:p>316.260</text:p>
          </table:table-cell>
          <table:table-cell office:value-type="percentage" office:value="0.99273326532213768" table:style-name="ce39">
            <text:p>99,3%</text:p>
          </table:table-cell>
          <table:table-cell office:value-type="float" office:value="345765" table:style-name="ce38">
            <text:p>345.765</text:p>
          </table:table-cell>
          <table:table-cell office:value-type="percentage" office:value="0.90710303666295011" table:style-name="ce39">
            <text:p>90,7%</text:p>
          </table:table-cell>
          <table:table-cell office:value-type="float" office:value="311149" table:style-name="ce38">
            <text:p>311.149</text:p>
          </table:table-cell>
          <table:table-cell office:value-type="percentage" office:value="0.85644018111504105" table:style-name="ce39">
            <text:p>85,6%</text:p>
          </table:table-cell>
          <table:table-cell office:value-type="float" office:value="198918" table:style-name="ce38">
            <text:p>198.918</text:p>
          </table:table-cell>
          <table:table-cell office:value-type="percentage" office:value="0.74283281612350294" table:style-name="ce39">
            <text:p>74,3%</text:p>
          </table:table-cell>
          <table:table-cell office:value-type="float" office:value="141852" table:style-name="ce38">
            <text:p>141.852</text:p>
          </table:table-cell>
          <table:table-cell office:value-type="percentage" office:value="0.67226524364236084" table:style-name="ce39">
            <text:p>67,2%</text:p>
          </table:table-cell>
          <table:table-cell office:value-type="float" office:value="31488" table:style-name="ce38">
            <text:p>31.488</text:p>
          </table:table-cell>
          <table:table-cell office:value-type="percentage" office:value="0.1904416300758428" table:style-name="ce39">
            <text:p>19,0%</text:p>
          </table:table-cell>
          <table:table-cell office:value-type="float" office:value="1824014" table:style-name="ce38">
            <text:p>1.824.01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3814427826176463" table:style-name="ce39">
            <text:p>8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86" table:style-name="ce38">
            <text:p>137.586</text:p>
          </table:table-cell>
          <table:table-cell office:value-type="percentage" office:value="1" table:style-name="ce39">
            <text:p>100,0%</text:p>
          </table:table-cell>
          <table:table-cell office:value-type="float" office:value="157791" table:style-name="ce38">
            <text:p>157.791</text:p>
          </table:table-cell>
          <table:table-cell office:value-type="percentage" office:value="0.99176623654156792" table:style-name="ce39">
            <text:p>99,2%</text:p>
          </table:table-cell>
          <table:table-cell office:value-type="float" office:value="218904" table:style-name="ce38">
            <text:p>218.904</text:p>
          </table:table-cell>
          <table:table-cell office:value-type="percentage" office:value="1" table:style-name="ce39">
            <text:p>100,0%</text:p>
          </table:table-cell>
          <table:table-cell office:value-type="float" office:value="281271" table:style-name="ce38">
            <text:p>281.271</text:p>
          </table:table-cell>
          <table:table-cell office:value-type="percentage" office:value="0.91476788583248236" table:style-name="ce39">
            <text:p>91,5%</text:p>
          </table:table-cell>
          <table:table-cell office:value-type="float" office:value="275818" table:style-name="ce38">
            <text:p>275.818</text:p>
          </table:table-cell>
          <table:table-cell office:value-type="percentage" office:value="0.8342826031064261" table:style-name="ce39">
            <text:p>83,4%</text:p>
          </table:table-cell>
          <table:table-cell office:value-type="float" office:value="190349" table:style-name="ce38">
            <text:p>190.349</text:p>
          </table:table-cell>
          <table:table-cell office:value-type="percentage" office:value="0.71586417501250466" table:style-name="ce39">
            <text:p>71,6%</text:p>
          </table:table-cell>
          <table:table-cell office:value-type="float" office:value="147465" table:style-name="ce38">
            <text:p>147.465</text:p>
          </table:table-cell>
          <table:table-cell office:value-type="percentage" office:value="0.67616890352103953" table:style-name="ce39">
            <text:p>67,6%</text:p>
          </table:table-cell>
          <table:table-cell office:value-type="float" office:value="54317" table:style-name="ce38">
            <text:p>54.317</text:p>
          </table:table-cell>
          <table:table-cell office:value-type="percentage" office:value="0.31221690846802935" table:style-name="ce39">
            <text:p>31,2%</text:p>
          </table:table-cell>
          <table:table-cell office:value-type="float" office:value="1463501" table:style-name="ce38">
            <text:p>1.463.50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0910766570248305" table:style-name="ce39">
            <text:p>8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338" table:style-name="ce38">
            <text:p>457.338</text:p>
          </table:table-cell>
          <table:table-cell office:value-type="percentage" office:value="1" table:style-name="ce39">
            <text:p>100,0%</text:p>
          </table:table-cell>
          <table:table-cell office:value-type="float" office:value="614828" table:style-name="ce38">
            <text:p>614.828</text:p>
          </table:table-cell>
          <table:table-cell office:value-type="percentage" office:value="0.96778804077495073" table:style-name="ce39">
            <text:p>96,8%</text:p>
          </table:table-cell>
          <table:table-cell office:value-type="float" office:value="783728" table:style-name="ce38">
            <text:p>783.728</text:p>
          </table:table-cell>
          <table:table-cell office:value-type="percentage" office:value="0.93570077747425928" table:style-name="ce39">
            <text:p>93,6%</text:p>
          </table:table-cell>
          <table:table-cell office:value-type="float" office:value="984787" table:style-name="ce38">
            <text:p>984.787</text:p>
          </table:table-cell>
          <table:table-cell office:value-type="percentage" office:value="0.90200131894704061" table:style-name="ce39">
            <text:p>90,2%</text:p>
          </table:table-cell>
          <table:table-cell office:value-type="float" office:value="1061143" table:style-name="ce38">
            <text:p>1.061.143</text:p>
          </table:table-cell>
          <table:table-cell office:value-type="percentage" office:value="0.805877327217288" table:style-name="ce39">
            <text:p>80,6%</text:p>
          </table:table-cell>
          <table:table-cell office:value-type="float" office:value="674501" table:style-name="ce38">
            <text:p>674.501</text:p>
          </table:table-cell>
          <table:table-cell office:value-type="percentage" office:value="0.64567051994348357" table:style-name="ce39">
            <text:p>64,6%</text:p>
          </table:table-cell>
          <table:table-cell office:value-type="float" office:value="511521" table:style-name="ce38">
            <text:p>511.521</text:p>
          </table:table-cell>
          <table:table-cell office:value-type="percentage" office:value="0.60972661767598202" table:style-name="ce39">
            <text:p>61,0%</text:p>
          </table:table-cell>
          <table:table-cell office:value-type="float" office:value="303245" table:style-name="ce38">
            <text:p>303.245</text:p>
          </table:table-cell>
          <table:table-cell office:value-type="percentage" office:value="0.4621467738346699" table:style-name="ce39">
            <text:p>46,2%</text:p>
          </table:table-cell>
          <table:table-cell office:value-type="float" office:value="5391091" table:style-name="ce38">
            <text:p>5.391.091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8491677780430846" table:style-name="ce39">
            <text:p>7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030" table:style-name="ce38">
            <text:p>296.030</text:p>
          </table:table-cell>
          <table:table-cell office:value-type="percentage" office:value="1" table:style-name="ce39">
            <text:p>100,0%</text:p>
          </table:table-cell>
          <table:table-cell office:value-type="float" office:value="431992" table:style-name="ce38">
            <text:p>431.992</text:p>
          </table:table-cell>
          <table:table-cell office:value-type="percentage" office:value="0.98659394969191205" table:style-name="ce39">
            <text:p>98,7%</text:p>
          </table:table-cell>
          <table:table-cell office:value-type="float" office:value="556509" table:style-name="ce38">
            <text:p>556.509</text:p>
          </table:table-cell>
          <table:table-cell office:value-type="percentage" office:value="0.95829544984915482" table:style-name="ce39">
            <text:p>95,8%</text:p>
          </table:table-cell>
          <table:table-cell office:value-type="float" office:value="704401" table:style-name="ce38">
            <text:p>704.401</text:p>
          </table:table-cell>
          <table:table-cell office:value-type="percentage" office:value="0.93628760630251984" table:style-name="ce39">
            <text:p>93,6%</text:p>
          </table:table-cell>
          <table:table-cell office:value-type="float" office:value="729237" table:style-name="ce38">
            <text:p>729.237</text:p>
          </table:table-cell>
          <table:table-cell office:value-type="percentage" office:value="0.85632606377731957" table:style-name="ce39">
            <text:p>85,6%</text:p>
          </table:table-cell>
          <table:table-cell office:value-type="float" office:value="454580" table:style-name="ce38">
            <text:p>454.580</text:p>
          </table:table-cell>
          <table:table-cell office:value-type="percentage" office:value="0.7006916281700909" table:style-name="ce39">
            <text:p>70,1%</text:p>
          </table:table-cell>
          <table:table-cell office:value-type="float" office:value="333522" table:style-name="ce38">
            <text:p>333.522</text:p>
          </table:table-cell>
          <table:table-cell office:value-type="percentage" office:value="0.64620267144069476" table:style-name="ce39">
            <text:p>64,6%</text:p>
          </table:table-cell>
          <table:table-cell office:value-type="float" office:value="92098" table:style-name="ce38">
            <text:p>92.098</text:p>
          </table:table-cell>
          <table:table-cell office:value-type="percentage" office:value="0.21694057677766759" table:style-name="ce39">
            <text:p>21,7%</text:p>
          </table:table-cell>
          <table:table-cell office:value-type="float" office:value="3598369" table:style-name="ce38">
            <text:p>3.598.36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016936324916859" table:style-name="ce39">
            <text:p>80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12" table:style-name="ce38">
            <text:p>78.112</text:p>
          </table:table-cell>
          <table:table-cell office:value-type="percentage" office:value="1" table:style-name="ce39">
            <text:p>100,0%</text:p>
          </table:table-cell>
          <table:table-cell office:value-type="float" office:value="95733" table:style-name="ce38">
            <text:p>95.733</text:p>
          </table:table-cell>
          <table:table-cell office:value-type="percentage" office:value="1" table:style-name="ce39">
            <text:p>100,0%</text:p>
          </table:table-cell>
          <table:table-cell office:value-type="float" office:value="131620" table:style-name="ce38">
            <text:p>131.620</text:p>
          </table:table-cell>
          <table:table-cell office:value-type="percentage" office:value="1" table:style-name="ce39">
            <text:p>100,0%</text:p>
          </table:table-cell>
          <table:table-cell office:value-type="float" office:value="159295" table:style-name="ce38">
            <text:p>159.295</text:p>
          </table:table-cell>
          <table:table-cell office:value-type="percentage" office:value="0.94137079236006049" table:style-name="ce39">
            <text:p>94,1%</text:p>
          </table:table-cell>
          <table:table-cell office:value-type="float" office:value="143258" table:style-name="ce38">
            <text:p>143.258</text:p>
          </table:table-cell>
          <table:table-cell office:value-type="percentage" office:value="0.89820306720002008" table:style-name="ce39">
            <text:p>89,8%</text:p>
          </table:table-cell>
          <table:table-cell office:value-type="float" office:value="106635" table:style-name="ce38">
            <text:p>106.635</text:p>
          </table:table-cell>
          <table:table-cell office:value-type="percentage" office:value="0.79888971298856004" table:style-name="ce39">
            <text:p>79,9%</text:p>
          </table:table-cell>
          <table:table-cell office:value-type="float" office:value="72776" table:style-name="ce38">
            <text:p>72.776</text:p>
          </table:table-cell>
          <table:table-cell office:value-type="percentage" office:value="0.64221673138016233" table:style-name="ce39">
            <text:p>64,2%</text:p>
          </table:table-cell>
          <table:table-cell office:value-type="float" office:value="12957" table:style-name="ce38">
            <text:p>12.957</text:p>
          </table:table-cell>
          <table:table-cell office:value-type="percentage" office:value="0.15288495575221239" table:style-name="ce39">
            <text:p>15,3%</text:p>
          </table:table-cell>
          <table:table-cell office:value-type="float" office:value="800386" table:style-name="ce38">
            <text:p>800.38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3947444875749522" table:style-name="ce39">
            <text:p>8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558" table:style-name="ce38">
            <text:p>241.558</text:p>
          </table:table-cell>
          <table:table-cell office:value-type="percentage" office:value="1" table:style-name="ce39">
            <text:p>100,0%</text:p>
          </table:table-cell>
          <table:table-cell office:value-type="float" office:value="290144" table:style-name="ce38">
            <text:p>290.144</text:p>
          </table:table-cell>
          <table:table-cell office:value-type="percentage" office:value="1" table:style-name="ce39">
            <text:p>100,0%</text:p>
          </table:table-cell>
          <table:table-cell office:value-type="float" office:value="340792" table:style-name="ce38">
            <text:p>340.792</text:p>
          </table:table-cell>
          <table:table-cell office:value-type="percentage" office:value="0.98231616449570081" table:style-name="ce39">
            <text:p>98,2%</text:p>
          </table:table-cell>
          <table:table-cell office:value-type="float" office:value="384191" table:style-name="ce38">
            <text:p>384.191</text:p>
          </table:table-cell>
          <table:table-cell office:value-type="percentage" office:value="0.94654203489131261" table:style-name="ce39">
            <text:p>94,7%</text:p>
          </table:table-cell>
          <table:table-cell office:value-type="float" office:value="395489" table:style-name="ce38">
            <text:p>395.489</text:p>
          </table:table-cell>
          <table:table-cell office:value-type="percentage" office:value="0.89230654684683264" table:style-name="ce39">
            <text:p>89,2%</text:p>
          </table:table-cell>
          <table:table-cell office:value-type="float" office:value="238470" table:style-name="ce38">
            <text:p>238.470</text:p>
          </table:table-cell>
          <table:table-cell office:value-type="percentage" office:value="0.73736580418542519" table:style-name="ce39">
            <text:p>73,7%</text:p>
          </table:table-cell>
          <table:table-cell office:value-type="float" office:value="151792" table:style-name="ce38">
            <text:p>151.792</text:p>
          </table:table-cell>
          <table:table-cell office:value-type="percentage" office:value="0.65716227741675726" table:style-name="ce39">
            <text:p>65,7%</text:p>
          </table:table-cell>
          <table:table-cell office:value-type="float" office:value="34262" table:style-name="ce38">
            <text:p>34.262</text:p>
          </table:table-cell>
          <table:table-cell office:value-type="percentage" office:value="0.19033704244834923" table:style-name="ce39">
            <text:p>19,0%</text:p>
          </table:table-cell>
          <table:table-cell office:value-type="float" office:value="2076698" table:style-name="ce38">
            <text:p>2.076.69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4607885037137953" table:style-name="ce39">
            <text:p>8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9" table:style-name="ce38">
            <text:p>23.319</text:p>
          </table:table-cell>
          <table:table-cell office:value-type="percentage" office:value="1" table:style-name="ce39">
            <text:p>100,0%</text:p>
          </table:table-cell>
          <table:table-cell office:value-type="float" office:value="28569" table:style-name="ce38">
            <text:p>28.569</text:p>
          </table:table-cell>
          <table:table-cell office:value-type="percentage" office:value="1" table:style-name="ce39">
            <text:p>100,0%</text:p>
          </table:table-cell>
          <table:table-cell office:value-type="float" office:value="37502" table:style-name="ce38">
            <text:p>37.502</text:p>
          </table:table-cell>
          <table:table-cell office:value-type="percentage" office:value="0.99427329126676922" table:style-name="ce39">
            <text:p>99,4%</text:p>
          </table:table-cell>
          <table:table-cell office:value-type="float" office:value="44298" table:style-name="ce38">
            <text:p>44.298</text:p>
          </table:table-cell>
          <table:table-cell office:value-type="percentage" office:value="0.92938066465256797" table:style-name="ce39">
            <text:p>92,9%</text:p>
          </table:table-cell>
          <table:table-cell office:value-type="float" office:value="45439" table:style-name="ce38">
            <text:p>45.439</text:p>
          </table:table-cell>
          <table:table-cell office:value-type="percentage" office:value="0.85819782046197135" table:style-name="ce39">
            <text:p>85,8%</text:p>
          </table:table-cell>
          <table:table-cell office:value-type="float" office:value="27436" table:style-name="ce38">
            <text:p>27.436</text:p>
          </table:table-cell>
          <table:table-cell office:value-type="percentage" office:value="0.69777969938197815" table:style-name="ce39">
            <text:p>69,8%</text:p>
          </table:table-cell>
          <table:table-cell office:value-type="float" office:value="17561" table:style-name="ce38">
            <text:p>17.561</text:p>
          </table:table-cell>
          <table:table-cell office:value-type="percentage" office:value="0.57656444940573903" table:style-name="ce39">
            <text:p>57,7%</text:p>
          </table:table-cell>
          <table:table-cell office:value-type="float" office:value="5143" table:style-name="ce38">
            <text:p>5.143</text:p>
          </table:table-cell>
          <table:table-cell office:value-type="percentage" office:value="0.20143349522168261" table:style-name="ce39">
            <text:p>20,1%</text:p>
          </table:table-cell>
          <table:table-cell office:value-type="float" office:value="229267" table:style-name="ce38">
            <text:p>229.26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0736345388597386" table:style-name="ce39">
            <text:p>8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739" table:style-name="ce38">
            <text:p>372.739</text:p>
          </table:table-cell>
          <table:table-cell office:value-type="percentage" office:value="1" table:style-name="ce39">
            <text:p>100,0%</text:p>
          </table:table-cell>
          <table:table-cell office:value-type="float" office:value="508503" table:style-name="ce38">
            <text:p>508.503</text:p>
          </table:table-cell>
          <table:table-cell office:value-type="percentage" office:value="0.96658689441359791" table:style-name="ce39">
            <text:p>96,7%</text:p>
          </table:table-cell>
          <table:table-cell office:value-type="float" office:value="679284" table:style-name="ce38">
            <text:p>679.284</text:p>
          </table:table-cell>
          <table:table-cell office:value-type="percentage" office:value="0.96582082485572063" table:style-name="ce39">
            <text:p>96,6%</text:p>
          </table:table-cell>
          <table:table-cell office:value-type="float" office:value="919121" table:style-name="ce38">
            <text:p>919.121</text:p>
          </table:table-cell>
          <table:table-cell office:value-type="percentage" office:value="0.94483661823859999" table:style-name="ce39">
            <text:p>94,5%</text:p>
          </table:table-cell>
          <table:table-cell office:value-type="float" office:value="981067" table:style-name="ce38">
            <text:p>981.067</text:p>
          </table:table-cell>
          <table:table-cell office:value-type="percentage" office:value="0.84141629594561096" table:style-name="ce39">
            <text:p>84,1%</text:p>
          </table:table-cell>
          <table:table-cell office:value-type="float" office:value="660234" table:style-name="ce38">
            <text:p>660.234</text:p>
          </table:table-cell>
          <table:table-cell office:value-type="percentage" office:value="0.69524661977170299" table:style-name="ce39">
            <text:p>69,5%</text:p>
          </table:table-cell>
          <table:table-cell office:value-type="float" office:value="484563" table:style-name="ce38">
            <text:p>484.563</text:p>
          </table:table-cell>
          <table:table-cell office:value-type="percentage" office:value="0.65263207515404564" table:style-name="ce39">
            <text:p>65,3%</text:p>
          </table:table-cell>
          <table:table-cell office:value-type="float" office:value="154019" table:style-name="ce38">
            <text:p>154.019</text:p>
          </table:table-cell>
          <table:table-cell office:value-type="percentage" office:value="0.27824266270671422" table:style-name="ce39">
            <text:p>27,8%</text:p>
          </table:table-cell>
          <table:table-cell office:value-type="float" office:value="4759530" table:style-name="ce38">
            <text:p>4.759.53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9618269647204376" table:style-name="ce39">
            <text:p>79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638" table:style-name="ce38">
            <text:p>73.638</text:p>
          </table:table-cell>
          <table:table-cell office:value-type="percentage" office:value="1" table:style-name="ce39">
            <text:p>100,0%</text:p>
          </table:table-cell>
          <table:table-cell office:value-type="float" office:value="102382" table:style-name="ce38">
            <text:p>102.382</text:p>
          </table:table-cell>
          <table:table-cell office:value-type="percentage" office:value="0.99497565574009461" table:style-name="ce39">
            <text:p>99,5%</text:p>
          </table:table-cell>
          <table:table-cell office:value-type="float" office:value="144820" table:style-name="ce38">
            <text:p>144.820</text:p>
          </table:table-cell>
          <table:table-cell office:value-type="percentage" office:value="0.98578031298286695" table:style-name="ce39">
            <text:p>98,6%</text:p>
          </table:table-cell>
          <table:table-cell office:value-type="float" office:value="202423" table:style-name="ce38">
            <text:p>202.423</text:p>
          </table:table-cell>
          <table:table-cell office:value-type="percentage" office:value="0.9492018981880932" table:style-name="ce39">
            <text:p>94,9%</text:p>
          </table:table-cell>
          <table:table-cell office:value-type="float" office:value="221265" table:style-name="ce38">
            <text:p>221.265</text:p>
          </table:table-cell>
          <table:table-cell office:value-type="percentage" office:value="0.87058393040522197" table:style-name="ce39">
            <text:p>87,1%</text:p>
          </table:table-cell>
          <table:table-cell office:value-type="float" office:value="149350" table:style-name="ce38">
            <text:p>149.350</text:p>
          </table:table-cell>
          <table:table-cell office:value-type="percentage" office:value="0.7145830442625225" table:style-name="ce39">
            <text:p>71,5%</text:p>
          </table:table-cell>
          <table:table-cell office:value-type="float" office:value="117384" table:style-name="ce38">
            <text:p>117.384</text:p>
          </table:table-cell>
          <table:table-cell office:value-type="percentage" office:value="0.6814825135850634" table:style-name="ce39">
            <text:p>68,1%</text:p>
          </table:table-cell>
          <table:table-cell office:value-type="float" office:value="72911" table:style-name="ce38">
            <text:p>72.911</text:p>
          </table:table-cell>
          <table:table-cell office:value-type="percentage" office:value="0.51384131816708245" table:style-name="ce39">
            <text:p>51,4%</text:p>
          </table:table-cell>
          <table:table-cell office:value-type="float" office:value="1084173" table:style-name="ce38">
            <text:p>1.084.17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27526434258402" table:style-name="ce39">
            <text:p>8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27" table:style-name="ce38">
            <text:p>42.427</text:p>
          </table:table-cell>
          <table:table-cell office:value-type="percentage" office:value="1" table:style-name="ce39">
            <text:p>100,0%</text:p>
          </table:table-cell>
          <table:table-cell office:value-type="float" office:value="55745" table:style-name="ce38">
            <text:p>55.745</text:p>
          </table:table-cell>
          <table:table-cell office:value-type="percentage" office:value="0.99915758531689136" table:style-name="ce39">
            <text:p>99,9%</text:p>
          </table:table-cell>
          <table:table-cell office:value-type="float" office:value="70890" table:style-name="ce38">
            <text:p>70.890</text:p>
          </table:table-cell>
          <table:table-cell office:value-type="percentage" office:value="0.95999674990520556" table:style-name="ce39">
            <text:p>96,0%</text:p>
          </table:table-cell>
          <table:table-cell office:value-type="float" office:value="89392" table:style-name="ce38">
            <text:p>89.392</text:p>
          </table:table-cell>
          <table:table-cell office:value-type="percentage" office:value="0.92448342192897182" table:style-name="ce39">
            <text:p>92,4%</text:p>
          </table:table-cell>
          <table:table-cell office:value-type="float" office:value="91550" table:style-name="ce38">
            <text:p>91.550</text:p>
          </table:table-cell>
          <table:table-cell office:value-type="percentage" office:value="0.8476694876020815" table:style-name="ce39">
            <text:p>84,8%</text:p>
          </table:table-cell>
          <table:table-cell office:value-type="float" office:value="57466" table:style-name="ce38">
            <text:p>57.466</text:p>
          </table:table-cell>
          <table:table-cell office:value-type="percentage" office:value="0.70648258565790933" table:style-name="ce39">
            <text:p>70,6%</text:p>
          </table:table-cell>
          <table:table-cell office:value-type="float" office:value="45428" table:style-name="ce38">
            <text:p>45.428</text:p>
          </table:table-cell>
          <table:table-cell office:value-type="percentage" office:value="0.66681345134821735" table:style-name="ce39">
            <text:p>66,7%</text:p>
          </table:table-cell>
          <table:table-cell office:value-type="float" office:value="19428" table:style-name="ce38">
            <text:p>19.428</text:p>
          </table:table-cell>
          <table:table-cell office:value-type="percentage" office:value="0.34454139178548626" table:style-name="ce39">
            <text:p>34,5%</text:p>
          </table:table-cell>
          <table:table-cell office:value-type="float" office:value="472326" table:style-name="ce38">
            <text:p>472.32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1245850204866565" table:style-name="ce39">
            <text:p>81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779" table:style-name="ce38">
            <text:p>163.779</text:p>
          </table:table-cell>
          <table:table-cell office:value-type="percentage" office:value="1" table:style-name="ce39">
            <text:p>100,0%</text:p>
          </table:table-cell>
          <table:table-cell office:value-type="float" office:value="213068" table:style-name="ce38">
            <text:p>213.068</text:p>
          </table:table-cell>
          <table:table-cell office:value-type="percentage" office:value="0.99993899033700795" table:style-name="ce39">
            <text:p>100,0%</text:p>
          </table:table-cell>
          <table:table-cell office:value-type="float" office:value="274528" table:style-name="ce38">
            <text:p>274.528</text:p>
          </table:table-cell>
          <table:table-cell office:value-type="percentage" office:value="0.98004062559126659" table:style-name="ce39">
            <text:p>98,0%</text:p>
          </table:table-cell>
          <table:table-cell office:value-type="float" office:value="312630" table:style-name="ce38">
            <text:p>312.630</text:p>
          </table:table-cell>
          <table:table-cell office:value-type="percentage" office:value="0.91956220567861946" table:style-name="ce39">
            <text:p>92,0%</text:p>
          </table:table-cell>
          <table:table-cell office:value-type="float" office:value="303657" table:style-name="ce38">
            <text:p>303.657</text:p>
          </table:table-cell>
          <table:table-cell office:value-type="percentage" office:value="0.83852341543024245" table:style-name="ce39">
            <text:p>83,9%</text:p>
          </table:table-cell>
          <table:table-cell office:value-type="float" office:value="171168" table:style-name="ce38">
            <text:p>171.168</text:p>
          </table:table-cell>
          <table:table-cell office:value-type="percentage" office:value="0.65696641245399034" table:style-name="ce39">
            <text:p>65,7%</text:p>
          </table:table-cell>
          <table:table-cell office:value-type="float" office:value="102426" table:style-name="ce38">
            <text:p>102.426</text:p>
          </table:table-cell>
          <table:table-cell office:value-type="percentage" office:value="0.50823186162136413" table:style-name="ce39">
            <text:p>50,8%</text:p>
          </table:table-cell>
          <table:table-cell office:value-type="float" office:value="49104" table:style-name="ce38">
            <text:p>49.104</text:p>
          </table:table-cell>
          <table:table-cell office:value-type="percentage" office:value="0.29123518735988041" table:style-name="ce39">
            <text:p>29,1%</text:p>
          </table:table-cell>
          <table:table-cell office:value-type="float" office:value="1590360" table:style-name="ce38">
            <text:p>1.590.36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0161577222732705" table:style-name="ce39">
            <text:p>80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9" table:style-name="ce38">
            <text:p>2.379</text:p>
          </table:table-cell>
          <table:table-cell office:value-type="percentage" office:value="0.9132437619961612" table:style-name="ce39">
            <text:p>91,3%</text:p>
          </table:table-cell>
          <table:table-cell office:value-type="float" office:value="3848" table:style-name="ce38">
            <text:p>3.848</text:p>
          </table:table-cell>
          <table:table-cell office:value-type="percentage" office:value="0.89115331171838819" table:style-name="ce39">
            <text:p>89,1%</text:p>
          </table:table-cell>
          <table:table-cell office:value-type="float" office:value="7439" table:style-name="ce38">
            <text:p>7.439</text:p>
          </table:table-cell>
          <table:table-cell office:value-type="percentage" office:value="0.94679903270968568" table:style-name="ce39">
            <text:p>94,7%</text:p>
          </table:table-cell>
          <table:table-cell office:value-type="float" office:value="10076" table:style-name="ce38">
            <text:p>10.076</text:p>
          </table:table-cell>
          <table:table-cell office:value-type="percentage" office:value="0.8719280027691243" table:style-name="ce39">
            <text:p>87,2%</text:p>
          </table:table-cell>
          <table:table-cell office:value-type="float" office:value="10295" table:style-name="ce38">
            <text:p>10.295</text:p>
          </table:table-cell>
          <table:table-cell office:value-type="percentage" office:value="0.81434899541211836" table:style-name="ce39">
            <text:p>81,4%</text:p>
          </table:table-cell>
          <table:table-cell office:value-type="float" office:value="8082" table:style-name="ce38">
            <text:p>8.082</text:p>
          </table:table-cell>
          <table:table-cell office:value-type="percentage" office:value="0.67950227005212716" table:style-name="ce39">
            <text:p>68,0%</text:p>
          </table:table-cell>
          <table:table-cell office:value-type="float" office:value="7419" table:style-name="ce38">
            <text:p>7.419</text:p>
          </table:table-cell>
          <table:table-cell office:value-type="percentage" office:value="0.67648399744688614" table:style-name="ce39">
            <text:p>67,6%</text:p>
          </table:table-cell>
          <table:table-cell office:value-type="float" office:value="4649" table:style-name="ce38">
            <text:p>4.649</text:p>
          </table:table-cell>
          <table:table-cell office:value-type="percentage" office:value="0.50942362480824022" table:style-name="ce39">
            <text:p>50,9%</text:p>
          </table:table-cell>
          <table:table-cell office:value-type="float" office:value="54187" table:style-name="ce38">
            <text:p>54.187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6357359261607838" table:style-name="ce39">
            <text:p>76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3" table:style-name="ce38">
            <text:p>1.993</text:p>
          </table:table-cell>
          <table:table-cell office:value-type="percentage" office:value="0.84844614729672196" table:style-name="ce39">
            <text:p>84,8%</text:p>
          </table:table-cell>
          <table:table-cell office:value-type="float" office:value="3273" table:style-name="ce38">
            <text:p>3.273</text:p>
          </table:table-cell>
          <table:table-cell office:value-type="percentage" office:value="0.87326574172892213" table:style-name="ce39">
            <text:p>87,3%</text:p>
          </table:table-cell>
          <table:table-cell office:value-type="float" office:value="6960" table:style-name="ce38">
            <text:p>6.960</text:p>
          </table:table-cell>
          <table:table-cell office:value-type="percentage" office:value="0.8892295898811805" table:style-name="ce39">
            <text:p>88,9%</text:p>
          </table:table-cell>
          <table:table-cell office:value-type="float" office:value="9328" table:style-name="ce38">
            <text:p>9.328</text:p>
          </table:table-cell>
          <table:table-cell office:value-type="percentage" office:value="0.82555978405168595" table:style-name="ce39">
            <text:p>82,6%</text:p>
          </table:table-cell>
          <table:table-cell office:value-type="float" office:value="9522" table:style-name="ce38">
            <text:p>9.522</text:p>
          </table:table-cell>
          <table:table-cell office:value-type="percentage" office:value="0.79336777203799369" table:style-name="ce39">
            <text:p>79,3%</text:p>
          </table:table-cell>
          <table:table-cell office:value-type="float" office:value="7830" table:style-name="ce38">
            <text:p>7.830</text:p>
          </table:table-cell>
          <table:table-cell office:value-type="percentage" office:value="0.6453473996538367" table:style-name="ce39">
            <text:p>64,5%</text:p>
          </table:table-cell>
          <table:table-cell office:value-type="float" office:value="7329" table:style-name="ce38">
            <text:p>7.329</text:p>
          </table:table-cell>
          <table:table-cell office:value-type="percentage" office:value="0.61100458524385159" table:style-name="ce39">
            <text:p>61,1%</text:p>
          </table:table-cell>
          <table:table-cell office:value-type="float" office:value="5155" table:style-name="ce38">
            <text:p>5.155</text:p>
          </table:table-cell>
          <table:table-cell office:value-type="percentage" office:value="0.53843743471903072" table:style-name="ce39">
            <text:p>53,8%</text:p>
          </table:table-cell>
          <table:table-cell office:value-type="float" office:value="51390" table:style-name="ce38">
            <text:p>51.39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2454777447234475" table:style-name="ce39">
            <text:p>72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04" table:style-name="ce38">
            <text:p>3.504</text:p>
          </table:table-cell>
          <table:table-cell office:value-type="string" table:style-name="ce39">
            <text:p>-</text:p>
          </table:table-cell>
          <table:table-cell office:value-type="float" office:value="9447" table:style-name="ce38">
            <text:p>9.447</text:p>
          </table:table-cell>
          <table:table-cell office:value-type="string" table:style-name="ce39">
            <text:p>-</text:p>
          </table:table-cell>
          <table:table-cell office:value-type="float" office:value="21791" table:style-name="ce38">
            <text:p>21.791</text:p>
          </table:table-cell>
          <table:table-cell office:value-type="string" table:style-name="ce39">
            <text:p>-</text:p>
          </table:table-cell>
          <table:table-cell office:value-type="float" office:value="31274" table:style-name="ce38">
            <text:p>31.274</text:p>
          </table:table-cell>
          <table:table-cell office:value-type="string" table:style-name="ce39">
            <text:p>-</text:p>
          </table:table-cell>
          <table:table-cell office:value-type="float" office:value="23948" table:style-name="ce38">
            <text:p>23.948</text:p>
          </table:table-cell>
          <table:table-cell office:value-type="string" table:style-name="ce39">
            <text:p>-</text:p>
          </table:table-cell>
          <table:table-cell office:value-type="float" office:value="941" table:style-name="ce38">
            <text:p>941</text:p>
          </table:table-cell>
          <table:table-cell office:value-type="string" table:style-name="ce39">
            <text:p>-</text:p>
          </table:table-cell>
          <table:table-cell office:value-type="float" office:value="90955" table:style-name="ce38">
            <text:p>90.95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52" table:style-name="ce41">
            <text:p>152</text:p>
          </table:table-cell>
          <table:table-cell office:value-type="string" table:style-name="ce42">
            <text:p>-</text:p>
          </table:table-cell>
          <table:table-cell office:value-type="float" office:value="447" table:style-name="ce41">
            <text:p>447</text:p>
          </table:table-cell>
          <table:table-cell office:value-type="string" table:style-name="ce42">
            <text:p>-</text:p>
          </table:table-cell>
          <table:table-cell office:value-type="float" office:value="840" table:style-name="ce41">
            <text:p>840</text:p>
          </table:table-cell>
          <table:table-cell office:value-type="string" table:style-name="ce42">
            <text:p>-</text:p>
          </table:table-cell>
          <table:table-cell office:value-type="float" office:value="940" table:style-name="ce41">
            <text:p>940</text:p>
          </table:table-cell>
          <table:table-cell office:value-type="string" table:style-name="ce42">
            <text:p>-</text:p>
          </table:table-cell>
          <table:table-cell office:value-type="float" office:value="872" table:style-name="ce41">
            <text:p>872</text:p>
          </table:table-cell>
          <table:table-cell office:value-type="string" table:style-name="ce42">
            <text:p>-</text:p>
          </table:table-cell>
          <table:table-cell office:value-type="float" office:value="112" table:style-name="ce41">
            <text:p>112</text:p>
          </table:table-cell>
          <table:table-cell office:value-type="string" table:style-name="ce42">
            <text:p>-</text:p>
          </table:table-cell>
          <table:table-cell office:value-type="float" office:value="3404" table:style-name="ce41">
            <text:p>3.404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8223" table:style-name="ce45">
            <text:p>2.928.223</text:p>
          </table:table-cell>
          <table:table-cell office:value-type="percentage" office:value="1" table:style-name="ce46">
            <text:p>100,0%</text:p>
          </table:table-cell>
          <table:table-cell office:value-type="float" office:value="3923552" table:style-name="ce45">
            <text:p>3.923.552</text:p>
          </table:table-cell>
          <table:table-cell office:value-type="percentage" office:value="0.99078470067890645" table:style-name="ce46">
            <text:p>99,1%</text:p>
          </table:table-cell>
          <table:table-cell office:value-type="float" office:value="5187614" table:style-name="ce45">
            <text:p>5.187.614</text:p>
          </table:table-cell>
          <table:table-cell office:value-type="percentage" office:value="0.97201191833742862" table:style-name="ce46">
            <text:p>97,2%</text:p>
          </table:table-cell>
          <table:table-cell office:value-type="float" office:value="6509461" table:style-name="ce45">
            <text:p>6.509.461</text:p>
          </table:table-cell>
          <table:table-cell office:value-type="percentage" office:value="0.92551937879569013" table:style-name="ce46">
            <text:p>92,6%</text:p>
          </table:table-cell>
          <table:table-cell office:value-type="float" office:value="6660662" table:style-name="ce45">
            <text:p>6.660.662</text:p>
          </table:table-cell>
          <table:table-cell office:value-type="percentage" office:value="0.84400455818535258" table:style-name="ce46">
            <text:p>84,4%</text:p>
          </table:table-cell>
          <table:table-cell office:value-type="float" office:value="4383125" table:style-name="ce45">
            <text:p>4.383.125</text:p>
          </table:table-cell>
          <table:table-cell office:value-type="percentage" office:value="0.70350585668374899" table:style-name="ce46">
            <text:p>70,4%</text:p>
          </table:table-cell>
          <table:table-cell office:value-type="float" office:value="3209070" table:style-name="ce45">
            <text:p>3.209.070</text:p>
          </table:table-cell>
          <table:table-cell office:value-type="percentage" office:value="0.64899972495469838" table:style-name="ce46">
            <text:p>64,9%</text:p>
          </table:table-cell>
          <table:table-cell office:value-type="float" office:value="1395054" table:style-name="ce45">
            <text:p>1.395.054</text:p>
          </table:table-cell>
          <table:table-cell office:value-type="percentage" office:value="0.35874688776620173" table:style-name="ce46">
            <text:p>35,9%</text:p>
          </table:table-cell>
          <table:table-cell office:value-type="float" office:value="34196761" table:style-name="ce45">
            <text:p>34.196.761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1189224732570719" table:style-name="ce46">
            <text:p>81,2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881" table:style-name="ce35">
            <text:p>425.881</text:p>
          </table:table-cell>
          <table:table-cell office:value-type="percentage" office:value="1" table:style-name="ce36">
            <text:p>100,0%</text:p>
          </table:table-cell>
          <table:table-cell office:value-type="float" office:value="644896" table:style-name="ce35">
            <text:p>644.896</text:p>
          </table:table-cell>
          <table:table-cell office:value-type="percentage" office:value="0.99156648180066764" table:style-name="ce36">
            <text:p>99,2%</text:p>
          </table:table-cell>
          <table:table-cell office:value-type="float" office:value="857098" table:style-name="ce35">
            <text:p>857.098</text:p>
          </table:table-cell>
          <table:table-cell office:value-type="percentage" office:value="0.93554636974197369" table:style-name="ce36">
            <text:p>93,6%</text:p>
          </table:table-cell>
          <table:table-cell office:value-type="float" office:value="1119686" table:style-name="ce35">
            <text:p>1.119.686</text:p>
          </table:table-cell>
          <table:table-cell office:value-type="percentage" office:value="0.88511257915876496" table:style-name="ce36">
            <text:p>88,5%</text:p>
          </table:table-cell>
          <table:table-cell office:value-type="float" office:value="1114472" table:style-name="ce35">
            <text:p>1.114.472</text:p>
          </table:table-cell>
          <table:table-cell office:value-type="percentage" office:value="0.80460669663291251" table:style-name="ce36">
            <text:p>80,5%</text:p>
          </table:table-cell>
          <table:table-cell office:value-type="float" office:value="648612" table:style-name="ce35">
            <text:p>648.612</text:p>
          </table:table-cell>
          <table:table-cell office:value-type="percentage" office:value="0.56884961371388076" table:style-name="ce36">
            <text:p>56,9%</text:p>
          </table:table-cell>
          <table:table-cell office:value-type="float" office:value="203197" table:style-name="ce35">
            <text:p>203.197</text:p>
          </table:table-cell>
          <table:table-cell office:value-type="percentage" office:value="0.21880384032252506" table:style-name="ce36">
            <text:p>21,9%</text:p>
          </table:table-cell>
          <table:table-cell office:value-type="float" office:value="8108" table:style-name="ce35">
            <text:p>8.108</text:p>
          </table:table-cell>
          <table:table-cell office:value-type="percentage" office:value="1.0768926308295712E-2" table:style-name="ce36">
            <text:p>1,1%</text:p>
          </table:table-cell>
          <table:table-cell office:value-type="float" office:value="5021950" table:style-name="ce35">
            <text:p>5.021.95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7390859470140463" table:style-name="ce36">
            <text:p>67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06" table:style-name="ce38">
            <text:p>99.306</text:p>
          </table:table-cell>
          <table:table-cell office:value-type="percentage" office:value="1" table:style-name="ce39">
            <text:p>100,0%</text:p>
          </table:table-cell>
          <table:table-cell office:value-type="float" office:value="117730" table:style-name="ce38">
            <text:p>117.730</text:p>
          </table:table-cell>
          <table:table-cell office:value-type="percentage" office:value="0.98970198814677823" table:style-name="ce39">
            <text:p>99,0%</text:p>
          </table:table-cell>
          <table:table-cell office:value-type="float" office:value="145371" table:style-name="ce38">
            <text:p>145.371</text:p>
          </table:table-cell>
          <table:table-cell office:value-type="percentage" office:value="0.92967825692121742" table:style-name="ce39">
            <text:p>93,0%</text:p>
          </table:table-cell>
          <table:table-cell office:value-type="float" office:value="176165" table:style-name="ce38">
            <text:p>176.165</text:p>
          </table:table-cell>
          <table:table-cell office:value-type="percentage" office:value="0.8885285424631556" table:style-name="ce39">
            <text:p>88,9%</text:p>
          </table:table-cell>
          <table:table-cell office:value-type="float" office:value="172185" table:style-name="ce38">
            <text:p>172.185</text:p>
          </table:table-cell>
          <table:table-cell office:value-type="percentage" office:value="0.80107284256756439" table:style-name="ce39">
            <text:p>80,1%</text:p>
          </table:table-cell>
          <table:table-cell office:value-type="float" office:value="94091" table:style-name="ce38">
            <text:p>94.091</text:p>
          </table:table-cell>
          <table:table-cell office:value-type="percentage" office:value="0.57272683004029556" table:style-name="ce39">
            <text:p>57,3%</text:p>
          </table:table-cell>
          <table:table-cell office:value-type="float" office:value="45874" table:style-name="ce38">
            <text:p>45.874</text:p>
          </table:table-cell>
          <table:table-cell office:value-type="percentage" office:value="0.35179178073787776" table:style-name="ce39">
            <text:p>35,2%</text:p>
          </table:table-cell>
          <table:table-cell office:value-type="float" office:value="14857" table:style-name="ce38">
            <text:p>14.857</text:p>
          </table:table-cell>
          <table:table-cell office:value-type="percentage" office:value="0.14409023460609646" table:style-name="ce39">
            <text:p>14,4%</text:p>
          </table:table-cell>
          <table:table-cell office:value-type="float" office:value="865579" table:style-name="ce38">
            <text:p>865.57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3036382383764198" table:style-name="ce39">
            <text:p>7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725" table:style-name="ce38">
            <text:p>87.725</text:p>
          </table:table-cell>
          <table:table-cell office:value-type="percentage" office:value="0.99884999886138504" table:style-name="ce39">
            <text:p>99,9%</text:p>
          </table:table-cell>
          <table:table-cell office:value-type="float" office:value="113389" table:style-name="ce38">
            <text:p>113.389</text:p>
          </table:table-cell>
          <table:table-cell office:value-type="percentage" office:value="1" table:style-name="ce39">
            <text:p>100,0%</text:p>
          </table:table-cell>
          <table:table-cell office:value-type="float" office:value="142208" table:style-name="ce38">
            <text:p>142.208</text:p>
          </table:table-cell>
          <table:table-cell office:value-type="percentage" office:value="0.95025793173495843" table:style-name="ce39">
            <text:p>95,0%</text:p>
          </table:table-cell>
          <table:table-cell office:value-type="float" office:value="145348" table:style-name="ce38">
            <text:p>145.348</text:p>
          </table:table-cell>
          <table:table-cell office:value-type="percentage" office:value="0.89365181837744778" table:style-name="ce39">
            <text:p>89,4%</text:p>
          </table:table-cell>
          <table:table-cell office:value-type="float" office:value="138882" table:style-name="ce38">
            <text:p>138.882</text:p>
          </table:table-cell>
          <table:table-cell office:value-type="percentage" office:value="0.83166360266598005" table:style-name="ce39">
            <text:p>83,2%</text:p>
          </table:table-cell>
          <table:table-cell office:value-type="float" office:value="67790" table:style-name="ce38">
            <text:p>67.790</text:p>
          </table:table-cell>
          <table:table-cell office:value-type="percentage" office:value="0.59230587762448561" table:style-name="ce39">
            <text:p>59,2%</text:p>
          </table:table-cell>
          <table:table-cell office:value-type="float" office:value="17154" table:style-name="ce38">
            <text:p>17.154</text:p>
          </table:table-cell>
          <table:table-cell office:value-type="percentage" office:value="0.21683457420586266" table:style-name="ce39">
            <text:p>21,7%</text:p>
          </table:table-cell>
          <table:table-cell office:value-type="float" office:value="1487" table:style-name="ce38">
            <text:p>1.487</text:p>
          </table:table-cell>
          <table:table-cell office:value-type="percentage" office:value="2.3234375000000002E-2" table:style-name="ce39">
            <text:p>2,3%</text:p>
          </table:table-cell>
          <table:table-cell office:value-type="float" office:value="713983" table:style-name="ce38">
            <text:p>713.983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6449551196185572" table:style-name="ce39">
            <text:p>7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62" table:style-name="ce38">
            <text:p>50.362</text:p>
          </table:table-cell>
          <table:table-cell office:value-type="percentage" office:value="1" table:style-name="ce39">
            <text:p>100,0%</text:p>
          </table:table-cell>
          <table:table-cell office:value-type="float" office:value="77803" table:style-name="ce38">
            <text:p>77.803</text:p>
          </table:table-cell>
          <table:table-cell office:value-type="percentage" office:value="0.96630483382184906" table:style-name="ce39">
            <text:p>96,6%</text:p>
          </table:table-cell>
          <table:table-cell office:value-type="float" office:value="103304" table:style-name="ce38">
            <text:p>103.304</text:p>
          </table:table-cell>
          <table:table-cell office:value-type="percentage" office:value="0.88120036509114485" table:style-name="ce39">
            <text:p>88,1%</text:p>
          </table:table-cell>
          <table:table-cell office:value-type="float" office:value="140383" table:style-name="ce38">
            <text:p>140.383</text:p>
          </table:table-cell>
          <table:table-cell office:value-type="percentage" office:value="0.84671616494870228" table:style-name="ce39">
            <text:p>84,7%</text:p>
          </table:table-cell>
          <table:table-cell office:value-type="float" office:value="149064" table:style-name="ce38">
            <text:p>149.064</text:p>
          </table:table-cell>
          <table:table-cell office:value-type="percentage" office:value="0.7230079739246843" table:style-name="ce39">
            <text:p>72,3%</text:p>
          </table:table-cell>
          <table:table-cell office:value-type="float" office:value="86588" table:style-name="ce38">
            <text:p>86.588</text:p>
          </table:table-cell>
          <table:table-cell office:value-type="percentage" office:value="0.47526991497746823" table:style-name="ce39">
            <text:p>47,5%</text:p>
          </table:table-cell>
          <table:table-cell office:value-type="float" office:value="56113" table:style-name="ce38">
            <text:p>56.113</text:p>
          </table:table-cell>
          <table:table-cell office:value-type="percentage" office:value="0.40678691044061999" table:style-name="ce39">
            <text:p>40,7%</text:p>
          </table:table-cell>
          <table:table-cell office:value-type="float" office:value="24453" table:style-name="ce38">
            <text:p>24.453</text:p>
          </table:table-cell>
          <table:table-cell office:value-type="percentage" office:value="0.25610599078341012" table:style-name="ce39">
            <text:p>25,6%</text:p>
          </table:table-cell>
          <table:table-cell office:value-type="float" office:value="688070" table:style-name="ce38">
            <text:p>688.070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6488737200046" table:style-name="ce39">
            <text:p>66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706" table:style-name="ce38">
            <text:p>90.706</text:p>
          </table:table-cell>
          <table:table-cell office:value-type="percentage" office:value="1" table:style-name="ce39">
            <text:p>100,0%</text:p>
          </table:table-cell>
          <table:table-cell office:value-type="float" office:value="148035" table:style-name="ce38">
            <text:p>148.035</text:p>
          </table:table-cell>
          <table:table-cell office:value-type="percentage" office:value="0.95796312713953835" table:style-name="ce39">
            <text:p>95,8%</text:p>
          </table:table-cell>
          <table:table-cell office:value-type="float" office:value="205258" table:style-name="ce38">
            <text:p>205.258</text:p>
          </table:table-cell>
          <table:table-cell office:value-type="percentage" office:value="0.87309648988481103" table:style-name="ce39">
            <text:p>87,3%</text:p>
          </table:table-cell>
          <table:table-cell office:value-type="float" office:value="304889" table:style-name="ce38">
            <text:p>304.889</text:p>
          </table:table-cell>
          <table:table-cell office:value-type="percentage" office:value="0.86983897840872781" table:style-name="ce39">
            <text:p>87,0%</text:p>
          </table:table-cell>
          <table:table-cell office:value-type="float" office:value="286560" table:style-name="ce38">
            <text:p>286.560</text:p>
          </table:table-cell>
          <table:table-cell office:value-type="percentage" office:value="0.73870139511863153" table:style-name="ce39">
            <text:p>73,9%</text:p>
          </table:table-cell>
          <table:table-cell office:value-type="float" office:value="164689" table:style-name="ce38">
            <text:p>164.689</text:p>
          </table:table-cell>
          <table:table-cell office:value-type="percentage" office:value="0.52965902731769443" table:style-name="ce39">
            <text:p>53,0%</text:p>
          </table:table-cell>
          <table:table-cell office:value-type="float" office:value="74264" table:style-name="ce38">
            <text:p>74.264</text:p>
          </table:table-cell>
          <table:table-cell office:value-type="percentage" office:value="0.29499340610451724" table:style-name="ce39">
            <text:p>29,5%</text:p>
          </table:table-cell>
          <table:table-cell office:value-type="float" office:value="11471" table:style-name="ce38">
            <text:p>11.471</text:p>
          </table:table-cell>
          <table:table-cell office:value-type="percentage" office:value="6.379972969515621E-2" table:style-name="ce39">
            <text:p>6,4%</text:p>
          </table:table-cell>
          <table:table-cell office:value-type="float" office:value="1285872" table:style-name="ce38">
            <text:p>1.285.87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5579816949837155" table:style-name="ce39">
            <text:p>65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44" table:style-name="ce38">
            <text:p>41.844</text:p>
          </table:table-cell>
          <table:table-cell office:value-type="percentage" office:value="1" table:style-name="ce39">
            <text:p>100,0%</text:p>
          </table:table-cell>
          <table:table-cell office:value-type="float" office:value="55576" table:style-name="ce38">
            <text:p>55.576</text:p>
          </table:table-cell>
          <table:table-cell office:value-type="percentage" office:value="1" table:style-name="ce39">
            <text:p>100,0%</text:p>
          </table:table-cell>
          <table:table-cell office:value-type="float" office:value="74127" table:style-name="ce38">
            <text:p>74.127</text:p>
          </table:table-cell>
          <table:table-cell office:value-type="percentage" office:value="0.95839420777037942" table:style-name="ce39">
            <text:p>95,8%</text:p>
          </table:table-cell>
          <table:table-cell office:value-type="float" office:value="80371" table:style-name="ce38">
            <text:p>80.371</text:p>
          </table:table-cell>
          <table:table-cell office:value-type="percentage" office:value="0.89336845849450897" table:style-name="ce39">
            <text:p>89,3%</text:p>
          </table:table-cell>
          <table:table-cell office:value-type="float" office:value="79303" table:style-name="ce38">
            <text:p>79.303</text:p>
          </table:table-cell>
          <table:table-cell office:value-type="percentage" office:value="0.81112622610438889" table:style-name="ce39">
            <text:p>81,1%</text:p>
          </table:table-cell>
          <table:table-cell office:value-type="float" office:value="24975" table:style-name="ce38">
            <text:p>24.975</text:p>
          </table:table-cell>
          <table:table-cell office:value-type="percentage" office:value="0.35439104337831512" table:style-name="ce39">
            <text:p>35,4%</text:p>
          </table:table-cell>
          <table:table-cell office:value-type="float" office:value="7131" table:style-name="ce38">
            <text:p>7.131</text:p>
          </table:table-cell>
          <table:table-cell office:value-type="percentage" office:value="0.14119394119394119" table:style-name="ce39">
            <text:p>14,1%</text:p>
          </table:table-cell>
          <table:table-cell office:value-type="float" office:value="621" table:style-name="ce38">
            <text:p>621</text:p>
          </table:table-cell>
          <table:table-cell office:value-type="percentage" office:value="1.4125514637308646E-2" table:style-name="ce39">
            <text:p>1,4%</text:p>
          </table:table-cell>
          <table:table-cell office:value-type="float" office:value="363948" table:style-name="ce38">
            <text:p>363.948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9438895534860823" table:style-name="ce39">
            <text:p>69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033" table:style-name="ce38">
            <text:p>226.033</text:p>
          </table:table-cell>
          <table:table-cell office:value-type="percentage" office:value="1" table:style-name="ce39">
            <text:p>100,0%</text:p>
          </table:table-cell>
          <table:table-cell office:value-type="float" office:value="247944" table:style-name="ce38">
            <text:p>247.944</text:p>
          </table:table-cell>
          <table:table-cell office:value-type="percentage" office:value="1" table:style-name="ce39">
            <text:p>100,0%</text:p>
          </table:table-cell>
          <table:table-cell office:value-type="float" office:value="307108" table:style-name="ce38">
            <text:p>307.108</text:p>
          </table:table-cell>
          <table:table-cell office:value-type="percentage" office:value="0.96400533626304641" table:style-name="ce39">
            <text:p>96,4%</text:p>
          </table:table-cell>
          <table:table-cell office:value-type="float" office:value="339168" table:style-name="ce38">
            <text:p>339.168</text:p>
          </table:table-cell>
          <table:table-cell office:value-type="percentage" office:value="0.88979602544762904" table:style-name="ce39">
            <text:p>89,0%</text:p>
          </table:table-cell>
          <table:table-cell office:value-type="float" office:value="300605" table:style-name="ce38">
            <text:p>300.605</text:p>
          </table:table-cell>
          <table:table-cell office:value-type="percentage" office:value="0.8274177344104815" table:style-name="ce39">
            <text:p>82,7%</text:p>
          </table:table-cell>
          <table:table-cell office:value-type="float" office:value="142131" table:style-name="ce38">
            <text:p>142.131</text:p>
          </table:table-cell>
          <table:table-cell office:value-type="percentage" office:value="0.53076931694693086" table:style-name="ce39">
            <text:p>53,1%</text:p>
          </table:table-cell>
          <table:table-cell office:value-type="float" office:value="43655" table:style-name="ce38">
            <text:p>43.655</text:p>
          </table:table-cell>
          <table:table-cell office:value-type="percentage" office:value="0.20688985147341782" table:style-name="ce39">
            <text:p>20,7%</text:p>
          </table:table-cell>
          <table:table-cell office:value-type="float" office:value="3326" table:style-name="ce38">
            <text:p>3.326</text:p>
          </table:table-cell>
          <table:table-cell office:value-type="percentage" office:value="2.0115881022365764E-2" table:style-name="ce39">
            <text:p>2,0%</text:p>
          </table:table-cell>
          <table:table-cell office:value-type="float" office:value="1609970" table:style-name="ce38">
            <text:p>1.609.970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3978990494211838" table:style-name="ce39">
            <text:p>7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98" table:style-name="ce38">
            <text:p>135.498</text:p>
          </table:table-cell>
          <table:table-cell office:value-type="percentage" office:value="1" table:style-name="ce39">
            <text:p>100,0%</text:p>
          </table:table-cell>
          <table:table-cell office:value-type="float" office:value="156259" table:style-name="ce38">
            <text:p>156.259</text:p>
          </table:table-cell>
          <table:table-cell office:value-type="percentage" office:value="0.98213713301613437" table:style-name="ce39">
            <text:p>98,2%</text:p>
          </table:table-cell>
          <table:table-cell office:value-type="float" office:value="199200" table:style-name="ce38">
            <text:p>199.200</text:p>
          </table:table-cell>
          <table:table-cell office:value-type="percentage" office:value="0.91190419512552412" table:style-name="ce39">
            <text:p>91,2%</text:p>
          </table:table-cell>
          <table:table-cell office:value-type="float" office:value="254735" table:style-name="ce38">
            <text:p>254.735</text:p>
          </table:table-cell>
          <table:table-cell office:value-type="percentage" office:value="0.82846577641327179" table:style-name="ce39">
            <text:p>82,8%</text:p>
          </table:table-cell>
          <table:table-cell office:value-type="float" office:value="246063" table:style-name="ce38">
            <text:p>246.063</text:p>
          </table:table-cell>
          <table:table-cell office:value-type="percentage" office:value="0.7442809394897234" table:style-name="ce39">
            <text:p>74,4%</text:p>
          </table:table-cell>
          <table:table-cell office:value-type="float" office:value="145300" table:style-name="ce38">
            <text:p>145.300</text:p>
          </table:table-cell>
          <table:table-cell office:value-type="percentage" office:value="0.5464439772697357" table:style-name="ce39">
            <text:p>54,6%</text:p>
          </table:table-cell>
          <table:table-cell office:value-type="float" office:value="65394" table:style-name="ce38">
            <text:p>65.394</text:p>
          </table:table-cell>
          <table:table-cell office:value-type="percentage" office:value="0.29985006121354124" table:style-name="ce39">
            <text:p>30,0%</text:p>
          </table:table-cell>
          <table:table-cell office:value-type="float" office:value="2412" table:style-name="ce38">
            <text:p>2.412</text:p>
          </table:table-cell>
          <table:table-cell office:value-type="percentage" office:value="1.3864300002299221E-2" table:style-name="ce39">
            <text:p>1,4%</text:p>
          </table:table-cell>
          <table:table-cell office:value-type="float" office:value="1204861" table:style-name="ce38">
            <text:p>1.204.86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6611657334430208" table:style-name="ce39">
            <text:p>6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645" table:style-name="ce38">
            <text:p>449.645</text:p>
          </table:table-cell>
          <table:table-cell office:value-type="percentage" office:value="1" table:style-name="ce39">
            <text:p>100,0%</text:p>
          </table:table-cell>
          <table:table-cell office:value-type="float" office:value="606607" table:style-name="ce38">
            <text:p>606.607</text:p>
          </table:table-cell>
          <table:table-cell office:value-type="percentage" office:value="0.95484753467696748" table:style-name="ce39">
            <text:p>95,5%</text:p>
          </table:table-cell>
          <table:table-cell office:value-type="float" office:value="758102" table:style-name="ce38">
            <text:p>758.102</text:p>
          </table:table-cell>
          <table:table-cell office:value-type="percentage" office:value="0.90510563716594394" table:style-name="ce39">
            <text:p>90,5%</text:p>
          </table:table-cell>
          <table:table-cell office:value-type="float" office:value="922814" table:style-name="ce38">
            <text:p>922.814</text:p>
          </table:table-cell>
          <table:table-cell office:value-type="percentage" office:value="0.84523805162212162" table:style-name="ce39">
            <text:p>84,5%</text:p>
          </table:table-cell>
          <table:table-cell office:value-type="float" office:value="1008849" table:style-name="ce38">
            <text:p>1.008.849</text:p>
          </table:table-cell>
          <table:table-cell office:value-type="percentage" office:value="0.76616302956890237" table:style-name="ce39">
            <text:p>76,6%</text:p>
          </table:table-cell>
          <table:table-cell office:value-type="float" office:value="517558" table:style-name="ce38">
            <text:p>517.558</text:p>
          </table:table-cell>
          <table:table-cell office:value-type="percentage" office:value="0.49543580063025772" table:style-name="ce39">
            <text:p>49,5%</text:p>
          </table:table-cell>
          <table:table-cell office:value-type="float" office:value="294466" table:style-name="ce38">
            <text:p>294.466</text:p>
          </table:table-cell>
          <table:table-cell office:value-type="percentage" office:value="0.35099977948231986" table:style-name="ce39">
            <text:p>35,1%</text:p>
          </table:table-cell>
          <table:table-cell office:value-type="float" office:value="92848" table:style-name="ce38">
            <text:p>92.848</text:p>
          </table:table-cell>
          <table:table-cell office:value-type="percentage" office:value="0.14150077876634876" table:style-name="ce39">
            <text:p>14,2%</text:p>
          </table:table-cell>
          <table:table-cell office:value-type="float" office:value="4650889" table:style-name="ce38">
            <text:p>4.650.889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7714694628703209" table:style-name="ce39">
            <text:p>6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786" table:style-name="ce38">
            <text:p>291.786</text:p>
          </table:table-cell>
          <table:table-cell office:value-type="percentage" office:value="1" table:style-name="ce39">
            <text:p>100,0%</text:p>
          </table:table-cell>
          <table:table-cell office:value-type="float" office:value="428693" table:style-name="ce38">
            <text:p>428.693</text:p>
          </table:table-cell>
          <table:table-cell office:value-type="percentage" office:value="0.97905961238929162" table:style-name="ce39">
            <text:p>97,9%</text:p>
          </table:table-cell>
          <table:table-cell office:value-type="float" office:value="533470" table:style-name="ce38">
            <text:p>533.470</text:p>
          </table:table-cell>
          <table:table-cell office:value-type="percentage" office:value="0.91862283203151907" table:style-name="ce39">
            <text:p>91,9%</text:p>
          </table:table-cell>
          <table:table-cell office:value-type="float" office:value="692735" table:style-name="ce38">
            <text:p>692.735</text:p>
          </table:table-cell>
          <table:table-cell office:value-type="percentage" office:value="0.92078119558600302" table:style-name="ce39">
            <text:p>92,1%</text:p>
          </table:table-cell>
          <table:table-cell office:value-type="float" office:value="702978" table:style-name="ce38">
            <text:p>702.978</text:p>
          </table:table-cell>
          <table:table-cell office:value-type="percentage" office:value="0.82549073025923336" table:style-name="ce39">
            <text:p>82,5%</text:p>
          </table:table-cell>
          <table:table-cell office:value-type="float" office:value="286219" table:style-name="ce38">
            <text:p>286.219</text:p>
          </table:table-cell>
          <table:table-cell office:value-type="percentage" office:value="0.44117923604913378" table:style-name="ce39">
            <text:p>44,1%</text:p>
          </table:table-cell>
          <table:table-cell office:value-type="float" office:value="84783" table:style-name="ce38">
            <text:p>84.783</text:p>
          </table:table-cell>
          <table:table-cell office:value-type="percentage" office:value="0.164268027574662" table:style-name="ce39">
            <text:p>16,4%</text:p>
          </table:table-cell>
          <table:table-cell office:value-type="float" office:value="9067" table:style-name="ce38">
            <text:p>9.067</text:p>
          </table:table-cell>
          <table:table-cell office:value-type="percentage" office:value="2.1357686482259247E-2" table:style-name="ce39">
            <text:p>2,1%</text:p>
          </table:table-cell>
          <table:table-cell office:value-type="float" office:value="3029731" table:style-name="ce38">
            <text:p>3.029.73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7500471765476744" table:style-name="ce39">
            <text:p>6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91" table:style-name="ce38">
            <text:p>76.991</text:p>
          </table:table-cell>
          <table:table-cell office:value-type="percentage" office:value="1" table:style-name="ce39">
            <text:p>100,0%</text:p>
          </table:table-cell>
          <table:table-cell office:value-type="float" office:value="94947" table:style-name="ce38">
            <text:p>94.947</text:p>
          </table:table-cell>
          <table:table-cell office:value-type="percentage" office:value="1" table:style-name="ce39">
            <text:p>100,0%</text:p>
          </table:table-cell>
          <table:table-cell office:value-type="float" office:value="128430" table:style-name="ce38">
            <text:p>128.430</text:p>
          </table:table-cell>
          <table:table-cell office:value-type="percentage" office:value="1.0250045890963071" table:style-name="ce39">
            <text:p>102,5%</text:p>
          </table:table-cell>
          <table:table-cell office:value-type="float" office:value="157022" table:style-name="ce38">
            <text:p>157.022</text:p>
          </table:table-cell>
          <table:table-cell office:value-type="percentage" office:value="0.927938256429652" table:style-name="ce39">
            <text:p>92,8%</text:p>
          </table:table-cell>
          <table:table-cell office:value-type="float" office:value="139532" table:style-name="ce38">
            <text:p>139.532</text:p>
          </table:table-cell>
          <table:table-cell office:value-type="percentage" office:value="0.8748416868346145" table:style-name="ce39">
            <text:p>87,5%</text:p>
          </table:table-cell>
          <table:table-cell office:value-type="float" office:value="90835" table:style-name="ce38">
            <text:p>90.835</text:p>
          </table:table-cell>
          <table:table-cell office:value-type="percentage" office:value="0.68051903295649507" table:style-name="ce39">
            <text:p>68,1%</text:p>
          </table:table-cell>
          <table:table-cell office:value-type="float" office:value="28204" table:style-name="ce38">
            <text:p>28.204</text:p>
          </table:table-cell>
          <table:table-cell office:value-type="percentage" office:value="0.24888810448288035" table:style-name="ce39">
            <text:p>24,9%</text:p>
          </table:table-cell>
          <table:table-cell office:value-type="float" office:value="1794" table:style-name="ce38">
            <text:p>1.794</text:p>
          </table:table-cell>
          <table:table-cell office:value-type="percentage" office:value="2.1168141592920353E-2" table:style-name="ce39">
            <text:p>2,1%</text:p>
          </table:table-cell>
          <table:table-cell office:value-type="float" office:value="717755" table:style-name="ce38">
            <text:p>717.75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5280799885047467" table:style-name="ce39">
            <text:p>7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629" table:style-name="ce38">
            <text:p>239.629</text:p>
          </table:table-cell>
          <table:table-cell office:value-type="percentage" office:value="1" table:style-name="ce39">
            <text:p>100,0%</text:p>
          </table:table-cell>
          <table:table-cell office:value-type="float" office:value="288609" table:style-name="ce38">
            <text:p>288.609</text:p>
          </table:table-cell>
          <table:table-cell office:value-type="percentage" office:value="0.99602087230209624" table:style-name="ce39">
            <text:p>99,6%</text:p>
          </table:table-cell>
          <table:table-cell office:value-type="float" office:value="335125" table:style-name="ce38">
            <text:p>335.125</text:p>
          </table:table-cell>
          <table:table-cell office:value-type="percentage" office:value="0.96598131595407677" table:style-name="ce39">
            <text:p>96,6%</text:p>
          </table:table-cell>
          <table:table-cell office:value-type="float" office:value="378448" table:style-name="ce38">
            <text:p>378.448</text:p>
          </table:table-cell>
          <table:table-cell office:value-type="percentage" office:value="0.93239284632005304" table:style-name="ce39">
            <text:p>93,2%</text:p>
          </table:table-cell>
          <table:table-cell office:value-type="float" office:value="385508" table:style-name="ce38">
            <text:p>385.508</text:p>
          </table:table-cell>
          <table:table-cell office:value-type="percentage" office:value="0.86978730700937001" table:style-name="ce39">
            <text:p>87,0%</text:p>
          </table:table-cell>
          <table:table-cell office:value-type="float" office:value="148766" table:style-name="ce38">
            <text:p>148.766</text:p>
          </table:table-cell>
          <table:table-cell office:value-type="percentage" office:value="0.45999480532330678" table:style-name="ce39">
            <text:p>46,0%</text:p>
          </table:table-cell>
          <table:table-cell office:value-type="float" office:value="29785" table:style-name="ce38">
            <text:p>29.785</text:p>
          </table:table-cell>
          <table:table-cell office:value-type="percentage" office:value="0.12895000021646802" table:style-name="ce39">
            <text:p>12,9%</text:p>
          </table:table-cell>
          <table:table-cell office:value-type="float" office:value="2379" table:style-name="ce38">
            <text:p>2.379</text:p>
          </table:table-cell>
          <table:table-cell office:value-type="percentage" office:value="1.3216152705172577E-2" table:style-name="ce39">
            <text:p>1,3%</text:p>
          </table:table-cell>
          <table:table-cell office:value-type="float" office:value="1808249" table:style-name="ce38">
            <text:p>1.808.24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3670858021012042" table:style-name="ce39">
            <text:p>73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86" table:style-name="ce38">
            <text:p>23.086</text:p>
          </table:table-cell>
          <table:table-cell office:value-type="percentage" office:value="1" table:style-name="ce39">
            <text:p>100,0%</text:p>
          </table:table-cell>
          <table:table-cell office:value-type="float" office:value="28429" table:style-name="ce38">
            <text:p>28.429</text:p>
          </table:table-cell>
          <table:table-cell office:value-type="percentage" office:value="1" table:style-name="ce39">
            <text:p>100,0%</text:p>
          </table:table-cell>
          <table:table-cell office:value-type="float" office:value="36041" table:style-name="ce38">
            <text:p>36.041</text:p>
          </table:table-cell>
          <table:table-cell office:value-type="percentage" office:value="0.95553846969616629" table:style-name="ce39">
            <text:p>95,6%</text:p>
          </table:table-cell>
          <table:table-cell office:value-type="float" office:value="43113" table:style-name="ce38">
            <text:p>43.113</text:p>
          </table:table-cell>
          <table:table-cell office:value-type="percentage" office:value="0.90451913393756289" table:style-name="ce39">
            <text:p>90,5%</text:p>
          </table:table-cell>
          <table:table-cell office:value-type="float" office:value="42206" table:style-name="ce38">
            <text:p>42.206</text:p>
          </table:table-cell>
          <table:table-cell office:value-type="percentage" office:value="0.79713675940091033" table:style-name="ce39">
            <text:p>79,7%</text:p>
          </table:table-cell>
          <table:table-cell office:value-type="float" office:value="17758" table:style-name="ce38">
            <text:p>17.758</text:p>
          </table:table-cell>
          <table:table-cell office:value-type="percentage" office:value="0.45163915664182713" table:style-name="ce39">
            <text:p>45,2%</text:p>
          </table:table-cell>
          <table:table-cell office:value-type="float" office:value="6428" table:style-name="ce38">
            <text:p>6.428</text:p>
          </table:table-cell>
          <table:table-cell office:value-type="percentage" office:value="0.21104471731564778" table:style-name="ce39">
            <text:p>21,1%</text:p>
          </table:table-cell>
          <table:table-cell office:value-type="float" office:value="1034" table:style-name="ce38">
            <text:p>1.034</text:p>
          </table:table-cell>
          <table:table-cell office:value-type="percentage" office:value="4.0498198339338869E-2" table:style-name="ce39">
            <text:p>4,0%</text:p>
          </table:table-cell>
          <table:table-cell office:value-type="float" office:value="198095" table:style-name="ce38">
            <text:p>198.095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975912948550903" table:style-name="ce39">
            <text:p>6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124" table:style-name="ce38">
            <text:p>369.124</text:p>
          </table:table-cell>
          <table:table-cell office:value-type="percentage" office:value="1" table:style-name="ce39">
            <text:p>100,0%</text:p>
          </table:table-cell>
          <table:table-cell office:value-type="float" office:value="505596" table:style-name="ce38">
            <text:p>505.596</text:p>
          </table:table-cell>
          <table:table-cell office:value-type="percentage" office:value="0.96106112936981192" table:style-name="ce39">
            <text:p>96,1%</text:p>
          </table:table-cell>
          <table:table-cell office:value-type="float" office:value="663483" table:style-name="ce38">
            <text:p>663.483</text:p>
          </table:table-cell>
          <table:table-cell office:value-type="percentage" office:value="0.9433546180062361" table:style-name="ce39">
            <text:p>94,3%</text:p>
          </table:table-cell>
          <table:table-cell office:value-type="float" office:value="903582" table:style-name="ce38">
            <text:p>903.582</text:p>
          </table:table-cell>
          <table:table-cell office:value-type="percentage" office:value="0.92886286047350741" table:style-name="ce39">
            <text:p>92,9%</text:p>
          </table:table-cell>
          <table:table-cell office:value-type="float" office:value="928141" table:style-name="ce38">
            <text:p>928.141</text:p>
          </table:table-cell>
          <table:table-cell office:value-type="percentage" office:value="0.79602408636235378" table:style-name="ce39">
            <text:p>79,6%</text:p>
          </table:table-cell>
          <table:table-cell office:value-type="float" office:value="527636" table:style-name="ce38">
            <text:p>527.636</text:p>
          </table:table-cell>
          <table:table-cell office:value-type="percentage" office:value="0.55561686533844401" table:style-name="ce39">
            <text:p>55,6%</text:p>
          </table:table-cell>
          <table:table-cell office:value-type="float" office:value="245572" table:style-name="ce38">
            <text:p>245.572</text:p>
          </table:table-cell>
          <table:table-cell office:value-type="percentage" office:value="0.33074783662749585" table:style-name="ce39">
            <text:p>33,1%</text:p>
          </table:table-cell>
          <table:table-cell office:value-type="float" office:value="36052" table:style-name="ce38">
            <text:p>36.052</text:p>
          </table:table-cell>
          <table:table-cell office:value-type="percentage" office:value="6.5129655924934332E-2" table:style-name="ce39">
            <text:p>6,5%</text:p>
          </table:table-cell>
          <table:table-cell office:value-type="float" office:value="4179186" table:style-name="ce38">
            <text:p>4.179.18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9910171351755634" table:style-name="ce39">
            <text:p>69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434" table:style-name="ce38">
            <text:p>72.434</text:p>
          </table:table-cell>
          <table:table-cell office:value-type="percentage" office:value="1" table:style-name="ce39">
            <text:p>100,0%</text:p>
          </table:table-cell>
          <table:table-cell office:value-type="float" office:value="99591" table:style-name="ce38">
            <text:p>99.591</text:p>
          </table:table-cell>
          <table:table-cell office:value-type="percentage" office:value="0.96785197135054768" table:style-name="ce39">
            <text:p>96,8%</text:p>
          </table:table-cell>
          <table:table-cell office:value-type="float" office:value="131352" table:style-name="ce38">
            <text:p>131.352</text:p>
          </table:table-cell>
          <table:table-cell office:value-type="percentage" office:value="0.89410451367853572" table:style-name="ce39">
            <text:p>89,4%</text:p>
          </table:table-cell>
          <table:table-cell office:value-type="float" office:value="188805" table:style-name="ce38">
            <text:p>188.805</text:p>
          </table:table-cell>
          <table:table-cell office:value-type="percentage" office:value="0.88534437483587802" table:style-name="ce39">
            <text:p>88,5%</text:p>
          </table:table-cell>
          <table:table-cell office:value-type="float" office:value="199610" table:style-name="ce38">
            <text:p>199.610</text:p>
          </table:table-cell>
          <table:table-cell office:value-type="percentage" office:value="0.78538068988853349" table:style-name="ce39">
            <text:p>78,5%</text:p>
          </table:table-cell>
          <table:table-cell office:value-type="float" office:value="112929" table:style-name="ce38">
            <text:p>112.929</text:p>
          </table:table-cell>
          <table:table-cell office:value-type="percentage" office:value="0.54032238771692276" table:style-name="ce39">
            <text:p>54,0%</text:p>
          </table:table-cell>
          <table:table-cell office:value-type="float" office:value="32015" table:style-name="ce38">
            <text:p>32.015</text:p>
          </table:table-cell>
          <table:table-cell office:value-type="percentage" office:value="0.18586572848451072" table:style-name="ce39">
            <text:p>18,6%</text:p>
          </table:table-cell>
          <table:table-cell office:value-type="float" office:value="1728" table:style-name="ce38">
            <text:p>1.728</text:p>
          </table:table-cell>
          <table:table-cell office:value-type="percentage" office:value="1.2178104782443232E-2" table:style-name="ce39">
            <text:p>1,2%</text:p>
          </table:table-cell>
          <table:table-cell office:value-type="float" office:value="838464" table:style-name="ce38">
            <text:p>838.46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3998192555435041" table:style-name="ce39">
            <text:p>6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36" table:style-name="ce38">
            <text:p>41.936</text:p>
          </table:table-cell>
          <table:table-cell office:value-type="percentage" office:value="1" table:style-name="ce39">
            <text:p>100,0%</text:p>
          </table:table-cell>
          <table:table-cell office:value-type="float" office:value="55528" table:style-name="ce38">
            <text:p>55.528</text:p>
          </table:table-cell>
          <table:table-cell office:value-type="percentage" office:value="0.99526813880126186" table:style-name="ce39">
            <text:p>99,5%</text:p>
          </table:table-cell>
          <table:table-cell office:value-type="float" office:value="69030" table:style-name="ce38">
            <text:p>69.030</text:p>
          </table:table-cell>
          <table:table-cell office:value-type="percentage" office:value="0.93480851524836139" table:style-name="ce39">
            <text:p>93,5%</text:p>
          </table:table-cell>
          <table:table-cell office:value-type="float" office:value="87586" table:style-name="ce38">
            <text:p>87.586</text:p>
          </table:table-cell>
          <table:table-cell office:value-type="percentage" office:value="0.90580594452603058" table:style-name="ce39">
            <text:p>90,6%</text:p>
          </table:table-cell>
          <table:table-cell office:value-type="float" office:value="88058" table:style-name="ce38">
            <text:p>88.058</text:p>
          </table:table-cell>
          <table:table-cell office:value-type="percentage" office:value="0.81533675302309216" table:style-name="ce39">
            <text:p>81,5%</text:p>
          </table:table-cell>
          <table:table-cell office:value-type="float" office:value="49902" table:style-name="ce38">
            <text:p>49.902</text:p>
          </table:table-cell>
          <table:table-cell office:value-type="percentage" office:value="0.61349135122508947" table:style-name="ce39">
            <text:p>61,3%</text:p>
          </table:table-cell>
          <table:table-cell office:value-type="float" office:value="26197" table:style-name="ce38">
            <text:p>26.197</text:p>
          </table:table-cell>
          <table:table-cell office:value-type="percentage" office:value="0.38453183025819426" table:style-name="ce39">
            <text:p>38,5%</text:p>
          </table:table-cell>
          <table:table-cell office:value-type="float" office:value="4074" table:style-name="ce38">
            <text:p>4.074</text:p>
          </table:table-cell>
          <table:table-cell office:value-type="percentage" office:value="7.224941476909981E-2" table:style-name="ce39">
            <text:p>7,2%</text:p>
          </table:table-cell>
          <table:table-cell office:value-type="float" office:value="422311" table:style-name="ce38">
            <text:p>422.31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2642658345861555" table:style-name="ce39">
            <text:p>72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05" table:style-name="ce38">
            <text:p>161.405</text:p>
          </table:table-cell>
          <table:table-cell office:value-type="percentage" office:value="1.0218740107628996" table:style-name="ce39">
            <text:p>102,2%</text:p>
          </table:table-cell>
          <table:table-cell office:value-type="float" office:value="211426" table:style-name="ce38">
            <text:p>211.426</text:p>
          </table:table-cell>
          <table:table-cell office:value-type="percentage" office:value="0.99223300059601749" table:style-name="ce39">
            <text:p>99,2%</text:p>
          </table:table-cell>
          <table:table-cell office:value-type="float" office:value="268494" table:style-name="ce38">
            <text:p>268.494</text:p>
          </table:table-cell>
          <table:table-cell office:value-type="percentage" office:value="0.95849978045045137" table:style-name="ce39">
            <text:p>95,8%</text:p>
          </table:table-cell>
          <table:table-cell office:value-type="float" office:value="308412" table:style-name="ce38">
            <text:p>308.412</text:p>
          </table:table-cell>
          <table:table-cell office:value-type="percentage" office:value="0.90715548404745028" table:style-name="ce39">
            <text:p>90,7%</text:p>
          </table:table-cell>
          <table:table-cell office:value-type="float" office:value="297238" table:style-name="ce38">
            <text:p>297.238</text:p>
          </table:table-cell>
          <table:table-cell office:value-type="percentage" office:value="0.82079788365048201" table:style-name="ce39">
            <text:p>82,1%</text:p>
          </table:table-cell>
          <table:table-cell office:value-type="float" office:value="139351" table:style-name="ce38">
            <text:p>139.351</text:p>
          </table:table-cell>
          <table:table-cell office:value-type="percentage" office:value="0.53484837435663213" table:style-name="ce39">
            <text:p>53,5%</text:p>
          </table:table-cell>
          <table:table-cell office:value-type="float" office:value="48910" table:style-name="ce38">
            <text:p>48.910</text:p>
          </table:table-cell>
          <table:table-cell office:value-type="percentage" office:value="0.24268857860212173" table:style-name="ce39">
            <text:p>24,3%</text:p>
          </table:table-cell>
          <table:table-cell office:value-type="float" office:value="10188" table:style-name="ce38">
            <text:p>10.188</text:p>
          </table:table-cell>
          <table:table-cell office:value-type="percentage" office:value="6.0424895911177536E-2" table:style-name="ce39">
            <text:p>6,0%</text:p>
          </table:table-cell>
          <table:table-cell office:value-type="float" office:value="1445424" table:style-name="ce38">
            <text:p>1.445.42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2856125402796346" table:style-name="ce39">
            <text:p>72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0" table:style-name="ce38">
            <text:p>2.350</text:p>
          </table:table-cell>
          <table:table-cell office:value-type="percentage" office:value="0.90211132437619956" table:style-name="ce39">
            <text:p>90,2%</text:p>
          </table:table-cell>
          <table:table-cell office:value-type="float" office:value="3803" table:style-name="ce38">
            <text:p>3.803</text:p>
          </table:table-cell>
          <table:table-cell office:value-type="percentage" office:value="0.88073182028717001" table:style-name="ce39">
            <text:p>88,1%</text:p>
          </table:table-cell>
          <table:table-cell office:value-type="float" office:value="7086" table:style-name="ce38">
            <text:p>7.086</text:p>
          </table:table-cell>
          <table:table-cell office:value-type="percentage" office:value="0.90187094310805649" table:style-name="ce39">
            <text:p>90,2%</text:p>
          </table:table-cell>
          <table:table-cell office:value-type="float" office:value="9795" table:style-name="ce38">
            <text:p>9.795</text:p>
          </table:table-cell>
          <table:table-cell office:value-type="percentage" office:value="0.84761163032191067" table:style-name="ce39">
            <text:p>84,8%</text:p>
          </table:table-cell>
          <table:table-cell office:value-type="float" office:value="9800" table:style-name="ce38">
            <text:p>9.800</text:p>
          </table:table-cell>
          <table:table-cell office:value-type="percentage" office:value="0.77519379844961245" table:style-name="ce39">
            <text:p>77,5%</text:p>
          </table:table-cell>
          <table:table-cell office:value-type="float" office:value="7254" table:style-name="ce38">
            <text:p>7.254</text:p>
          </table:table-cell>
          <table:table-cell office:value-type="percentage" office:value="0.60988733815369089" table:style-name="ce39">
            <text:p>61,0%</text:p>
          </table:table-cell>
          <table:table-cell office:value-type="float" office:value="6112" table:style-name="ce38">
            <text:p>6.112</text:p>
          </table:table-cell>
          <table:table-cell office:value-type="percentage" office:value="0.5573082885018692" table:style-name="ce39">
            <text:p>55,7%</text:p>
          </table:table-cell>
          <table:table-cell office:value-type="float" office:value="2587" table:style-name="ce38">
            <text:p>2.587</text:p>
          </table:table-cell>
          <table:table-cell office:value-type="percentage" office:value="0.28347578347578345" table:style-name="ce39">
            <text:p>28,3%</text:p>
          </table:table-cell>
          <table:table-cell office:value-type="float" office:value="48787" table:style-name="ce38">
            <text:p>48.787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8747974353554564" table:style-name="ce39">
            <text:p>68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35" table:style-name="ce38">
            <text:p>1.935</text:p>
          </table:table-cell>
          <table:table-cell office:value-type="percentage" office:value="0.82375478927203061" table:style-name="ce39">
            <text:p>82,4%</text:p>
          </table:table-cell>
          <table:table-cell office:value-type="float" office:value="3192" table:style-name="ce38">
            <text:p>3.192</text:p>
          </table:table-cell>
          <table:table-cell office:value-type="percentage" office:value="0.85165421558164356" table:style-name="ce39">
            <text:p>85,2%</text:p>
          </table:table-cell>
          <table:table-cell office:value-type="float" office:value="6781" table:style-name="ce38">
            <text:p>6.781</text:p>
          </table:table-cell>
          <table:table-cell office:value-type="percentage" office:value="0.86636003577360421" table:style-name="ce39">
            <text:p>86,6%</text:p>
          </table:table-cell>
          <table:table-cell office:value-type="float" office:value="9085" table:style-name="ce38">
            <text:p>9.085</text:p>
          </table:table-cell>
          <table:table-cell office:value-type="percentage" office:value="0.80405345605805822" table:style-name="ce39">
            <text:p>80,4%</text:p>
          </table:table-cell>
          <table:table-cell office:value-type="float" office:value="9198" table:style-name="ce38">
            <text:p>9.198</text:p>
          </table:table-cell>
          <table:table-cell office:value-type="percentage" office:value="0.76637227128811869" table:style-name="ce39">
            <text:p>76,6%</text:p>
          </table:table-cell>
          <table:table-cell office:value-type="float" office:value="7207" table:style-name="ce38">
            <text:p>7.207</text:p>
          </table:table-cell>
          <table:table-cell office:value-type="percentage" office:value="0.59399983516030663" table:style-name="ce39">
            <text:p>59,4%</text:p>
          </table:table-cell>
          <table:table-cell office:value-type="float" office:value="6102" table:style-name="ce38">
            <text:p>6.102</text:p>
          </table:table-cell>
          <table:table-cell office:value-type="percentage" office:value="0.50871196331804913" table:style-name="ce39">
            <text:p>50,9%</text:p>
          </table:table-cell>
          <table:table-cell office:value-type="float" office:value="2864" table:style-name="ce38">
            <text:p>2.864</text:p>
          </table:table-cell>
          <table:table-cell office:value-type="percentage" office:value="0.29914351368289116" table:style-name="ce39">
            <text:p>29,9%</text:p>
          </table:table-cell>
          <table:table-cell office:value-type="float" office:value="46364" table:style-name="ce38">
            <text:p>46.364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5368618438676385" table:style-name="ce39">
            <text:p>65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271" table:style-name="ce38">
            <text:p>3.271</text:p>
          </table:table-cell>
          <table:table-cell office:value-type="string" table:style-name="ce39">
            <text:p>-</text:p>
          </table:table-cell>
          <table:table-cell office:value-type="float" office:value="8603" table:style-name="ce38">
            <text:p>8.603</text:p>
          </table:table-cell>
          <table:table-cell office:value-type="string" table:style-name="ce39">
            <text:p>-</text:p>
          </table:table-cell>
          <table:table-cell office:value-type="float" office:value="19560" table:style-name="ce38">
            <text:p>19.560</text:p>
          </table:table-cell>
          <table:table-cell office:value-type="string" table:style-name="ce39">
            <text:p>-</text:p>
          </table:table-cell>
          <table:table-cell office:value-type="float" office:value="26934" table:style-name="ce38">
            <text:p>26.934</text:p>
          </table:table-cell>
          <table:table-cell office:value-type="string" table:style-name="ce39">
            <text:p>-</text:p>
          </table:table-cell>
          <table:table-cell office:value-type="float" office:value="19773" table:style-name="ce38">
            <text:p>19.773</text:p>
          </table:table-cell>
          <table:table-cell office:value-type="string" table:style-name="ce39">
            <text:p>-</text:p>
          </table:table-cell>
          <table:table-cell office:value-type="float" office:value="713" table:style-name="ce38">
            <text:p>713</text:p>
          </table:table-cell>
          <table:table-cell office:value-type="string" table:style-name="ce39">
            <text:p>-</text:p>
          </table:table-cell>
          <table:table-cell office:value-type="float" office:value="78893" table:style-name="ce38">
            <text:p>78.89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39" table:style-name="ce41">
            <text:p>139</text:p>
          </table:table-cell>
          <table:table-cell office:value-type="string" table:style-name="ce42">
            <text:p>-</text:p>
          </table:table-cell>
          <table:table-cell office:value-type="float" office:value="423" table:style-name="ce41">
            <text:p>423</text:p>
          </table:table-cell>
          <table:table-cell office:value-type="string" table:style-name="ce42">
            <text:p>-</text:p>
          </table:table-cell>
          <table:table-cell office:value-type="float" office:value="762" table:style-name="ce41">
            <text:p>762</text:p>
          </table:table-cell>
          <table:table-cell office:value-type="string" table:style-name="ce42">
            <text:p>-</text:p>
          </table:table-cell>
          <table:table-cell office:value-type="float" office:value="796" table:style-name="ce41">
            <text:p>796</text:p>
          </table:table-cell>
          <table:table-cell office:value-type="string" table:style-name="ce42">
            <text:p>-</text:p>
          </table:table-cell>
          <table:table-cell office:value-type="float" office:value="690" table:style-name="ce41">
            <text:p>690</text:p>
          </table:table-cell>
          <table:table-cell office:value-type="string" table:style-name="ce42">
            <text:p>-</text:p>
          </table:table-cell>
          <table:table-cell office:value-type="float" office:value="50" table:style-name="ce41">
            <text:p>50</text:p>
          </table:table-cell>
          <table:table-cell office:value-type="string" table:style-name="ce42">
            <text:p>-</text:p>
          </table:table-cell>
          <table:table-cell office:value-type="float" office:value="2895" table:style-name="ce41">
            <text:p>2.89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7714" table:style-name="ce45">
            <text:p>2.887.714</text:p>
          </table:table-cell>
          <table:table-cell office:value-type="percentage" office:value="1" table:style-name="ce46">
            <text:p>100,0%</text:p>
          </table:table-cell>
          <table:table-cell office:value-type="float" office:value="3888089" table:style-name="ce45">
            <text:p>3.888.089</text:p>
          </table:table-cell>
          <table:table-cell office:value-type="percentage" office:value="0.98182949941225417" table:style-name="ce46">
            <text:p>98,2%</text:p>
          </table:table-cell>
          <table:table-cell office:value-type="float" office:value="4974478" table:style-name="ce45">
            <text:p>4.974.478</text:p>
          </table:table-cell>
          <table:table-cell office:value-type="percentage" office:value="0.93207626926508702" table:style-name="ce46">
            <text:p>93,2%</text:p>
          </table:table-cell>
          <table:table-cell office:value-type="float" office:value="6271168" table:style-name="ce45">
            <text:p>6.271.168</text:p>
          </table:table-cell>
          <table:table-cell office:value-type="percentage" office:value="0.89163872579978742" table:style-name="ce46">
            <text:p>89,2%</text:p>
          </table:table-cell>
          <table:table-cell office:value-type="float" office:value="6318574" table:style-name="ce45">
            <text:p>6.318.574</text:p>
          </table:table-cell>
          <table:table-cell office:value-type="percentage" office:value="0.80065694029083834" table:style-name="ce46">
            <text:p>80,1%</text:p>
          </table:table-cell>
          <table:table-cell office:value-type="float" office:value="3307321" table:style-name="ce45">
            <text:p>3.307.321</text:p>
          </table:table-cell>
          <table:table-cell office:value-type="percentage" office:value="0.53083580628733007" table:style-name="ce46">
            <text:p>53,1%</text:p>
          </table:table-cell>
          <table:table-cell office:value-type="float" office:value="1341819" table:style-name="ce45">
            <text:p>1.341.819</text:p>
          </table:table-cell>
          <table:table-cell office:value-type="percentage" office:value="0.27136839082319442" table:style-name="ce46">
            <text:p>27,1%</text:p>
          </table:table-cell>
          <table:table-cell office:value-type="float" office:value="232113" table:style-name="ce45">
            <text:p>232.113</text:p>
          </table:table-cell>
          <table:table-cell office:value-type="percentage" office:value="5.9689314076785835E-2" table:style-name="ce46">
            <text:p>6,0%</text:p>
          </table:table-cell>
          <table:table-cell office:value-type="float" office:value="29221276" table:style-name="ce45">
            <text:p>29.221.276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9376533764015702" table:style-name="ce46">
            <text:p>69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12T14:56:27Z</meta:creation-date>
    <dc:date>2021-08-12T14:56:51Z</dc:date>
  </office:meta>
</office:document-meta>
</file>